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619cm"/>
    </style:style>
    <style:style style:name="co4" style:family="table-column">
      <style:table-column-properties fo:break-before="auto" style:column-width="1.147cm"/>
    </style:style>
    <style:style style:name="co5" style:family="table-column">
      <style:table-column-properties fo:break-before="auto" style:column-width="0.961cm"/>
    </style:style>
    <style:style style:name="co6" style:family="table-column">
      <style:table-column-properties fo:break-before="auto" style:column-width="4.226cm"/>
    </style:style>
    <style:style style:name="co7" style:family="table-column">
      <style:table-column-properties fo:break-before="auto" style:column-width="4.48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8"/>
    <style:style style:name="ce2" style:family="table-cell" style:parent-style-name="Default" style:data-style-name="N100"/>
  </office:automatic-styles>
  <office:body>
    <office:spreadsheet>
      <table:table table:name="Tabelle1_2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ce1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16:04:5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])" office:value-type="float" office:value="6">
            <text:p>6,000</text:p>
          </table:table-cell>
          <table:table-cell/>
          <table:table-cell office:value-type="string">
            <text:p>Lat=50,477168784118824</text:p>
          </table:table-cell>
          <table:table-cell office:value-type="string">
            <text:p>Long=7,741103567733376</text:p>
          </table:table-cell>
        </table:table-row>
        <table:table-row table:style-name="ro1">
          <table:table-cell office:value-type="string">
            <text:p>16:04:5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])" office:value-type="float" office:value="6">
            <text:p>6,000</text:p>
          </table:table-cell>
          <table:table-cell/>
          <table:table-cell office:value-type="string">
            <text:p>Lat=50,477166996108515</text:p>
          </table:table-cell>
          <table:table-cell office:value-type="string">
            <text:p>Long=7,741098618548428</text:p>
          </table:table-cell>
        </table:table-row>
        <table:table-row table:style-name="ro1">
          <table:table-cell office:value-type="string">
            <text:p>16:04:5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])" office:value-type="float" office:value="6">
            <text:p>6,000</text:p>
          </table:table-cell>
          <table:table-cell/>
          <table:table-cell office:value-type="string">
            <text:p>Lat=50,47716594056147</text:p>
          </table:table-cell>
          <table:table-cell office:value-type="string">
            <text:p>Long=7,741098842622034</text:p>
          </table:table-cell>
        </table:table-row>
        <table:table-row table:style-name="ro1">
          <table:table-cell office:value-type="string">
            <text:p>16:04:5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])" office:value-type="float" office:value="6">
            <text:p>6,000</text:p>
          </table:table-cell>
          <table:table-cell/>
          <table:table-cell office:value-type="string">
            <text:p>Lat=50,47716258926661</text:p>
          </table:table-cell>
          <table:table-cell office:value-type="string">
            <text:p>Long=7,741096490699818</text:p>
          </table:table-cell>
        </table:table-row>
        <table:table-row table:style-name="ro1">
          <table:table-cell office:value-type="string">
            <text:p>16:04:5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])" office:value-type="float" office:value="6">
            <text:p>6,000</text:p>
          </table:table-cell>
          <table:table-cell/>
          <table:table-cell office:value-type="string">
            <text:p>Lat=50,47715884121787</text:p>
          </table:table-cell>
          <table:table-cell office:value-type="string">
            <text:p>Long=7,741097661783062</text:p>
          </table:table-cell>
        </table:table-row>
        <table:table-row table:style-name="ro1">
          <table:table-cell office:value-type="string">
            <text:p>16:05:0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])" office:value-type="float" office:value="6">
            <text:p>6,000</text:p>
          </table:table-cell>
          <table:table-cell/>
          <table:table-cell office:value-type="string">
            <text:p>Lat=50,47715644788728</text:p>
          </table:table-cell>
          <table:table-cell office:value-type="string">
            <text:p>Long=7,741100745077277</text:p>
          </table:table-cell>
        </table:table-row>
        <table:table-row table:style-name="ro1">
          <table:table-cell office:value-type="string">
            <text:p>16:05:0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])" office:value-type="float" office:value="6">
            <text:p>6,000</text:p>
          </table:table-cell>
          <table:table-cell/>
          <table:table-cell office:value-type="string">
            <text:p>Lat=50,4771539355998</text:p>
          </table:table-cell>
          <table:table-cell office:value-type="string">
            <text:p>Long=7,741104619188034</text:p>
          </table:table-cell>
        </table:table-row>
        <table:table-row table:style-name="ro1">
          <table:table-cell office:value-type="string">
            <text:p>16:05:0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])" office:value-type="float" office:value="6">
            <text:p>6,000</text:p>
          </table:table-cell>
          <table:table-cell/>
          <table:table-cell office:value-type="string">
            <text:p>Lat=50,47715313752782</text:p>
          </table:table-cell>
          <table:table-cell office:value-type="string">
            <text:p>Long=7,7411135350875595</text:p>
          </table:table-cell>
        </table:table-row>
        <table:table-row table:style-name="ro1">
          <table:table-cell office:value-type="string">
            <text:p>16:05:0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])" office:value-type="float" office:value="6">
            <text:p>6,000</text:p>
          </table:table-cell>
          <table:table-cell/>
          <table:table-cell office:value-type="string">
            <text:p>Lat=50,477151623369885</text:p>
          </table:table-cell>
          <table:table-cell office:value-type="string">
            <text:p>Long=7,741122988884042</text:p>
          </table:table-cell>
        </table:table-row>
        <table:table-row table:style-name="ro1">
          <table:table-cell office:value-type="string">
            <text:p>16:05:0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1])" office:value-type="float" office:value="6">
            <text:p>6,000</text:p>
          </table:table-cell>
          <table:table-cell/>
          <table:table-cell office:value-type="string">
            <text:p>Lat=50,47713294110431</text:p>
          </table:table-cell>
          <table:table-cell office:value-type="string">
            <text:p>Long=7,741108140207909</text:p>
          </table:table-cell>
        </table:table-row>
        <table:table-row table:style-name="ro1">
          <table:table-cell office:value-type="string">
            <text:p>16:05:0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2])" office:value-type="float" office:value="6">
            <text:p>6,000</text:p>
          </table:table-cell>
          <table:table-cell/>
          <table:table-cell office:value-type="string">
            <text:p>Lat=50,47712016501533</text:p>
          </table:table-cell>
          <table:table-cell office:value-type="string">
            <text:p>Long=7,7410978924971</text:p>
          </table:table-cell>
        </table:table-row>
        <table:table-row table:style-name="ro1">
          <table:table-cell office:value-type="string">
            <text:p>16:05:0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3])" office:value-type="float" office:value="6">
            <text:p>6,000</text:p>
          </table:table-cell>
          <table:table-cell/>
          <table:table-cell office:value-type="string">
            <text:p>Lat=50,47711375182169</text:p>
          </table:table-cell>
          <table:table-cell office:value-type="string">
            <text:p>Long=7,741089323017965</text:p>
          </table:table-cell>
        </table:table-row>
        <table:table-row table:style-name="ro1">
          <table:table-cell office:value-type="string">
            <text:p>16:05:0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4])" office:value-type="float" office:value="6">
            <text:p>6,000</text:p>
          </table:table-cell>
          <table:table-cell/>
          <table:table-cell office:value-type="string">
            <text:p>Lat=50,47710984730533</text:p>
          </table:table-cell>
          <table:table-cell office:value-type="string">
            <text:p>Long=7,741075052339107</text:p>
          </table:table-cell>
        </table:table-row>
        <table:table-row table:style-name="ro1">
          <table:table-cell office:value-type="string">
            <text:p>16:05:0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5])" office:value-type="float" office:value="6">
            <text:p>6,000</text:p>
          </table:table-cell>
          <table:table-cell/>
          <table:table-cell office:value-type="string">
            <text:p>Lat=50,47710501006668</text:p>
          </table:table-cell>
          <table:table-cell office:value-type="string">
            <text:p>Long=7,741056138521093</text:p>
          </table:table-cell>
        </table:table-row>
        <table:table-row table:style-name="ro1">
          <table:table-cell office:value-type="string">
            <text:p>16:05:0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6])" office:value-type="float" office:value="6">
            <text:p>6,000</text:p>
          </table:table-cell>
          <table:table-cell/>
          <table:table-cell office:value-type="string">
            <text:p>Lat=50,47709773505858</text:p>
          </table:table-cell>
          <table:table-cell office:value-type="string">
            <text:p>Long=7,741035033942948</text:p>
          </table:table-cell>
        </table:table-row>
        <table:table-row table:style-name="ro1">
          <table:table-cell office:value-type="string">
            <text:p>16:05:1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7])" office:value-type="float" office:value="4">
            <text:p>4,000</text:p>
          </table:table-cell>
          <table:table-cell/>
          <table:table-cell office:value-type="string">
            <text:p>Lat=50,477089848747916</text:p>
          </table:table-cell>
          <table:table-cell office:value-type="string">
            <text:p>Long=7,741013571913044</text:p>
          </table:table-cell>
        </table:table-row>
        <table:table-row table:style-name="ro1">
          <table:table-cell office:value-type="string">
            <text:p>16:05:1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8])" office:value-type="float" office:value="4">
            <text:p>4,000</text:p>
          </table:table-cell>
          <table:table-cell/>
          <table:table-cell office:value-type="string">
            <text:p>Lat=50,47708322873958</text:p>
          </table:table-cell>
          <table:table-cell office:value-type="string">
            <text:p>Long=7,740994919295106</text:p>
          </table:table-cell>
        </table:table-row>
        <table:table-row table:style-name="ro1">
          <table:table-cell office:value-type="string">
            <text:p>16:05:1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9])" office:value-type="float" office:value="4">
            <text:p>4,000</text:p>
          </table:table-cell>
          <table:table-cell/>
          <table:table-cell office:value-type="string">
            <text:p>Lat=50,477077278933905</text:p>
          </table:table-cell>
          <table:table-cell office:value-type="string">
            <text:p>Long=7,74097786760302</text:p>
          </table:table-cell>
        </table:table-row>
        <table:table-row table:style-name="ro1">
          <table:table-cell office:value-type="string">
            <text:p>16:05:1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0])" office:value-type="float" office:value="6">
            <text:p>6,000</text:p>
          </table:table-cell>
          <table:table-cell/>
          <table:table-cell office:value-type="string">
            <text:p>Lat=50,4770726675273</text:p>
          </table:table-cell>
          <table:table-cell office:value-type="string">
            <text:p>Long=7,740963778720925</text:p>
          </table:table-cell>
        </table:table-row>
        <table:table-row table:style-name="ro1">
          <table:table-cell office:value-type="string">
            <text:p>16:05:1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1])" office:value-type="float" office:value="6">
            <text:p>6,000</text:p>
          </table:table-cell>
          <table:table-cell/>
          <table:table-cell office:value-type="string">
            <text:p>Lat=50,47706709892047</text:p>
          </table:table-cell>
          <table:table-cell office:value-type="string">
            <text:p>Long=7,740950655977261</text:p>
          </table:table-cell>
        </table:table-row>
        <table:table-row table:style-name="ro1">
          <table:table-cell office:value-type="string">
            <text:p>16:05:15</text:p>
          </table:table-cell>
          <table:table-cell/>
          <table:table-cell office:value-type="string">
            <text:p>accu:</text:p>
          </table:table-cell>
          <table:table-cell office:value-type="string">
            <text:p>12,0</text:p>
          </table:table-cell>
          <table:table-cell table:formula="of:=VALUE([.D22])" office:value-type="float" office:value="12">
            <text:p>12,000</text:p>
          </table:table-cell>
          <table:table-cell/>
          <table:table-cell office:value-type="string">
            <text:p>Lat=50,477055718749334</text:p>
          </table:table-cell>
          <table:table-cell office:value-type="string">
            <text:p>Long=7,740931063751367</text:p>
          </table:table-cell>
        </table:table-row>
        <table:table-row table:style-name="ro1">
          <table:table-cell office:value-type="string">
            <text:p>16:05:1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3])" office:value-type="float" office:value="6">
            <text:p>6,000</text:p>
          </table:table-cell>
          <table:table-cell/>
          <table:table-cell office:value-type="string">
            <text:p>Lat=50,477045684271225</text:p>
          </table:table-cell>
          <table:table-cell office:value-type="string">
            <text:p>Long=7,740914170935731</text:p>
          </table:table-cell>
        </table:table-row>
        <table:table-row table:style-name="ro1">
          <table:table-cell office:value-type="string">
            <text:p>16:05:1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4])" office:value-type="float" office:value="6">
            <text:p>6,000</text:p>
          </table:table-cell>
          <table:table-cell/>
          <table:table-cell office:value-type="string">
            <text:p>Lat=50,47703541873136</text:p>
          </table:table-cell>
          <table:table-cell office:value-type="string">
            <text:p>Long=7,740898168732048</text:p>
          </table:table-cell>
        </table:table-row>
        <table:table-row table:style-name="ro1">
          <table:table-cell office:value-type="string">
            <text:p>16:05:1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5])" office:value-type="float" office:value="6">
            <text:p>6,000</text:p>
          </table:table-cell>
          <table:table-cell/>
          <table:table-cell office:value-type="string">
            <text:p>Lat=50,477021770144816</text:p>
          </table:table-cell>
          <table:table-cell office:value-type="string">
            <text:p>Long=7,74087983222437</text:p>
          </table:table-cell>
        </table:table-row>
        <table:table-row table:style-name="ro1">
          <table:table-cell office:value-type="string">
            <text:p>16:05:1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6])" office:value-type="float" office:value="6">
            <text:p>6,000</text:p>
          </table:table-cell>
          <table:table-cell/>
          <table:table-cell office:value-type="string">
            <text:p>Lat=50,47701059096944</text:p>
          </table:table-cell>
          <table:table-cell office:value-type="string">
            <text:p>Long=7,740860553404051</text:p>
          </table:table-cell>
        </table:table-row>
        <table:table-row table:style-name="ro1">
          <table:table-cell office:value-type="string">
            <text:p>16:05:2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7])" office:value-type="float" office:value="6">
            <text:p>6,000</text:p>
          </table:table-cell>
          <table:table-cell/>
          <table:table-cell office:value-type="string">
            <text:p>Lat=50,47699797100246</text:p>
          </table:table-cell>
          <table:table-cell office:value-type="string">
            <text:p>Long=7,7408383370351945</text:p>
          </table:table-cell>
        </table:table-row>
        <table:table-row table:style-name="ro1">
          <table:table-cell office:value-type="string">
            <text:p>16:05:2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8])" office:value-type="float" office:value="6">
            <text:p>6,000</text:p>
          </table:table-cell>
          <table:table-cell/>
          <table:table-cell office:value-type="string">
            <text:p>Lat=50,47698836761709</text:p>
          </table:table-cell>
          <table:table-cell office:value-type="string">
            <text:p>Long=7,740820699110788</text:p>
          </table:table-cell>
        </table:table-row>
        <table:table-row table:style-name="ro1">
          <table:table-cell office:value-type="string">
            <text:p>16:05:22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29])" office:value-type="float" office:value="8">
            <text:p>8,000</text:p>
          </table:table-cell>
          <table:table-cell/>
          <table:table-cell office:value-type="string">
            <text:p>Lat=50,47698082178259</text:p>
          </table:table-cell>
          <table:table-cell office:value-type="string">
            <text:p>Long=7,740805990419338</text:p>
          </table:table-cell>
        </table:table-row>
        <table:table-row table:style-name="ro1">
          <table:table-cell office:value-type="string">
            <text:p>16:05:23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30])" office:value-type="float" office:value="8">
            <text:p>8,000</text:p>
          </table:table-cell>
          <table:table-cell/>
          <table:table-cell office:value-type="string">
            <text:p>Lat=50,476968345771965</text:p>
          </table:table-cell>
          <table:table-cell office:value-type="string">
            <text:p>Long=7,740782782203738</text:p>
          </table:table-cell>
        </table:table-row>
        <table:table-row table:style-name="ro1">
          <table:table-cell office:value-type="string">
            <text:p>16:05:2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1])" office:value-type="float" office:value="6">
            <text:p>6,000</text:p>
          </table:table-cell>
          <table:table-cell/>
          <table:table-cell office:value-type="string">
            <text:p>Lat=50,476958082070695</text:p>
          </table:table-cell>
          <table:table-cell office:value-type="string">
            <text:p>Long=7,740764542420781</text:p>
          </table:table-cell>
        </table:table-row>
        <table:table-row table:style-name="ro1">
          <table:table-cell office:value-type="string">
            <text:p>16:05:2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2])" office:value-type="float" office:value="6">
            <text:p>6,000</text:p>
          </table:table-cell>
          <table:table-cell/>
          <table:table-cell office:value-type="string">
            <text:p>Lat=50,47695311662067</text:p>
          </table:table-cell>
          <table:table-cell office:value-type="string">
            <text:p>Long=7,74075577378852</text:p>
          </table:table-cell>
        </table:table-row>
        <table:table-row table:style-name="ro1">
          <table:table-cell office:value-type="string">
            <text:p>16:05:2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3])" office:value-type="float" office:value="6">
            <text:p>6,000</text:p>
          </table:table-cell>
          <table:table-cell/>
          <table:table-cell office:value-type="string">
            <text:p>Lat=50,47694553372536</text:p>
          </table:table-cell>
          <table:table-cell office:value-type="string">
            <text:p>Long=7,740742920768795</text:p>
          </table:table-cell>
        </table:table-row>
        <table:table-row table:style-name="ro1">
          <table:table-cell office:value-type="string">
            <text:p>16:05:2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4])" office:value-type="float" office:value="6">
            <text:p>6,000</text:p>
          </table:table-cell>
          <table:table-cell/>
          <table:table-cell office:value-type="string">
            <text:p>Lat=50,47693570990928</text:p>
          </table:table-cell>
          <table:table-cell office:value-type="string">
            <text:p>Long=7,740722506958757</text:p>
          </table:table-cell>
        </table:table-row>
        <table:table-row table:style-name="ro1">
          <table:table-cell office:value-type="string">
            <text:p>16:05:2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5])" office:value-type="float" office:value="4">
            <text:p>4,000</text:p>
          </table:table-cell>
          <table:table-cell/>
          <table:table-cell office:value-type="string">
            <text:p>Lat=50,47692770207519</text:p>
          </table:table-cell>
          <table:table-cell office:value-type="string">
            <text:p>Long=7,740702627307116</text:p>
          </table:table-cell>
        </table:table-row>
        <table:table-row table:style-name="ro1">
          <table:table-cell office:value-type="string">
            <text:p>16:05:2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6])" office:value-type="float" office:value="6">
            <text:p>6,000</text:p>
          </table:table-cell>
          <table:table-cell/>
          <table:table-cell office:value-type="string">
            <text:p>Lat=50,47692168293238</text:p>
          </table:table-cell>
          <table:table-cell office:value-type="string">
            <text:p>Long=7,740689005962</text:p>
          </table:table-cell>
        </table:table-row>
        <table:table-row table:style-name="ro1">
          <table:table-cell office:value-type="string">
            <text:p>16:05:3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7])" office:value-type="float" office:value="6">
            <text:p>6,000</text:p>
          </table:table-cell>
          <table:table-cell/>
          <table:table-cell office:value-type="string">
            <text:p>Lat=50,47691252213882</text:p>
          </table:table-cell>
          <table:table-cell office:value-type="string">
            <text:p>Long=7,740676652936734</text:p>
          </table:table-cell>
        </table:table-row>
        <table:table-row table:style-name="ro1">
          <table:table-cell office:value-type="string">
            <text:p>16:05:3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8])" office:value-type="float" office:value="6">
            <text:p>6,000</text:p>
          </table:table-cell>
          <table:table-cell/>
          <table:table-cell office:value-type="string">
            <text:p>Lat=50,47690193242554</text:p>
          </table:table-cell>
          <table:table-cell office:value-type="string">
            <text:p>Long=7,740659076121002</text:p>
          </table:table-cell>
        </table:table-row>
        <table:table-row table:style-name="ro1">
          <table:table-cell office:value-type="string">
            <text:p>16:05:3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9])" office:value-type="float" office:value="6">
            <text:p>6,000</text:p>
          </table:table-cell>
          <table:table-cell/>
          <table:table-cell office:value-type="string">
            <text:p>Lat=50,47689094044739</text:p>
          </table:table-cell>
          <table:table-cell office:value-type="string">
            <text:p>Long=7,740645830988824</text:p>
          </table:table-cell>
        </table:table-row>
        <table:table-row table:style-name="ro1">
          <table:table-cell office:value-type="string">
            <text:p>16:05:3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0])" office:value-type="float" office:value="6">
            <text:p>6,000</text:p>
          </table:table-cell>
          <table:table-cell/>
          <table:table-cell office:value-type="string">
            <text:p>Lat=50,47687764361998</text:p>
          </table:table-cell>
          <table:table-cell office:value-type="string">
            <text:p>Long=7,740630830787203</text:p>
          </table:table-cell>
        </table:table-row>
        <table:table-row table:style-name="ro1">
          <table:table-cell office:value-type="string">
            <text:p>16:05:3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1])" office:value-type="float" office:value="4">
            <text:p>4,000</text:p>
          </table:table-cell>
          <table:table-cell/>
          <table:table-cell office:value-type="string">
            <text:p>Lat=50,47686339950186</text:p>
          </table:table-cell>
          <table:table-cell office:value-type="string">
            <text:p>Long=7,740611913495811</text:p>
          </table:table-cell>
        </table:table-row>
        <table:table-row table:style-name="ro1">
          <table:table-cell office:value-type="string">
            <text:p>16:05:3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2])" office:value-type="float" office:value="4">
            <text:p>4,000</text:p>
          </table:table-cell>
          <table:table-cell/>
          <table:table-cell office:value-type="string">
            <text:p>Lat=50,47685091825771</text:p>
          </table:table-cell>
          <table:table-cell office:value-type="string">
            <text:p>Long=7,740596188864519</text:p>
          </table:table-cell>
        </table:table-row>
        <table:table-row table:style-name="ro1">
          <table:table-cell office:value-type="string">
            <text:p>16:05:3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3])" office:value-type="float" office:value="4">
            <text:p>4,000</text:p>
          </table:table-cell>
          <table:table-cell/>
          <table:table-cell office:value-type="string">
            <text:p>Lat=50,4768394901779</text:p>
          </table:table-cell>
          <table:table-cell office:value-type="string">
            <text:p>Long=7,740582929581017</text:p>
          </table:table-cell>
        </table:table-row>
        <table:table-row table:style-name="ro1">
          <table:table-cell office:value-type="string">
            <text:p>16:05:3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4])" office:value-type="float" office:value="4">
            <text:p>4,000</text:p>
          </table:table-cell>
          <table:table-cell/>
          <table:table-cell office:value-type="string">
            <text:p>Lat=50,4768295618716</text:p>
          </table:table-cell>
          <table:table-cell office:value-type="string">
            <text:p>Long=7,740568272358501</text:p>
          </table:table-cell>
        </table:table-row>
        <table:table-row table:style-name="ro1">
          <table:table-cell office:value-type="string">
            <text:p>16:05:3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5])" office:value-type="float" office:value="6">
            <text:p>6,000</text:p>
          </table:table-cell>
          <table:table-cell/>
          <table:table-cell office:value-type="string">
            <text:p>Lat=50,47682082418795</text:p>
          </table:table-cell>
          <table:table-cell office:value-type="string">
            <text:p>Long=7,74055414317742</text:p>
          </table:table-cell>
        </table:table-row>
        <table:table-row table:style-name="ro1">
          <table:table-cell office:value-type="string">
            <text:p>16:05:3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6])" office:value-type="float" office:value="6">
            <text:p>6,000</text:p>
          </table:table-cell>
          <table:table-cell/>
          <table:table-cell office:value-type="string">
            <text:p>Lat=50,47681518824792</text:p>
          </table:table-cell>
          <table:table-cell office:value-type="string">
            <text:p>Long=7,740544060543908</text:p>
          </table:table-cell>
        </table:table-row>
        <table:table-row table:style-name="ro1">
          <table:table-cell office:value-type="string">
            <text:p>16:05:4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7])" office:value-type="float" office:value="6">
            <text:p>6,000</text:p>
          </table:table-cell>
          <table:table-cell/>
          <table:table-cell office:value-type="string">
            <text:p>Lat=50,47680861390301</text:p>
          </table:table-cell>
          <table:table-cell office:value-type="string">
            <text:p>Long=7,740535344795091</text:p>
          </table:table-cell>
        </table:table-row>
        <table:table-row table:style-name="ro1">
          <table:table-cell office:value-type="string">
            <text:p>16:05:4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8])" office:value-type="float" office:value="6">
            <text:p>6,000</text:p>
          </table:table-cell>
          <table:table-cell/>
          <table:table-cell office:value-type="string">
            <text:p>Lat=50,476800552660876</text:p>
          </table:table-cell>
          <table:table-cell office:value-type="string">
            <text:p>Long=7,740526186350093</text:p>
          </table:table-cell>
        </table:table-row>
        <table:table-row table:style-name="ro1">
          <table:table-cell office:value-type="string">
            <text:p>16:05:4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9])" office:value-type="float" office:value="6">
            <text:p>6,000</text:p>
          </table:table-cell>
          <table:table-cell/>
          <table:table-cell office:value-type="string">
            <text:p>Lat=50,476792925511816</text:p>
          </table:table-cell>
          <table:table-cell office:value-type="string">
            <text:p>Long=7,740518051947826</text:p>
          </table:table-cell>
        </table:table-row>
        <table:table-row table:style-name="ro1">
          <table:table-cell office:value-type="string">
            <text:p>16:05:4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0])" office:value-type="float" office:value="6">
            <text:p>6,000</text:p>
          </table:table-cell>
          <table:table-cell/>
          <table:table-cell office:value-type="string">
            <text:p>Lat=50,47678701154569</text:p>
          </table:table-cell>
          <table:table-cell office:value-type="string">
            <text:p>Long=7,740508354627952</text:p>
          </table:table-cell>
        </table:table-row>
        <table:table-row table:style-name="ro1">
          <table:table-cell office:value-type="string">
            <text:p>16:05:44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51])" office:value-type="float" office:value="8">
            <text:p>8,000</text:p>
          </table:table-cell>
          <table:table-cell/>
          <table:table-cell office:value-type="string">
            <text:p>Lat=50,476781731838024</text:p>
          </table:table-cell>
          <table:table-cell office:value-type="string">
            <text:p>Long=7,740501224004262</text:p>
          </table:table-cell>
        </table:table-row>
        <table:table-row table:style-name="ro1">
          <table:table-cell office:value-type="string">
            <text:p>16:05:4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2])" office:value-type="float" office:value="6">
            <text:p>6,000</text:p>
          </table:table-cell>
          <table:table-cell/>
          <table:table-cell office:value-type="string">
            <text:p>Lat=50,476770823483285</text:p>
          </table:table-cell>
          <table:table-cell office:value-type="string">
            <text:p>Long=7,740487926314031</text:p>
          </table:table-cell>
        </table:table-row>
        <table:table-row table:style-name="ro1">
          <table:table-cell office:value-type="string">
            <text:p>16:05:4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3])" office:value-type="float" office:value="6">
            <text:p>6,000</text:p>
          </table:table-cell>
          <table:table-cell/>
          <table:table-cell office:value-type="string">
            <text:p>Lat=50,4767541630464</text:p>
          </table:table-cell>
          <table:table-cell office:value-type="string">
            <text:p>Long=7,74046950738608</text:p>
          </table:table-cell>
        </table:table-row>
        <table:table-row table:style-name="ro1">
          <table:table-cell office:value-type="string">
            <text:p>16:05:4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4])" office:value-type="float" office:value="6">
            <text:p>6,000</text:p>
          </table:table-cell>
          <table:table-cell/>
          <table:table-cell office:value-type="string">
            <text:p>Lat=50,476736273448125</text:p>
          </table:table-cell>
          <table:table-cell office:value-type="string">
            <text:p>Long=7,740448598999327</text:p>
          </table:table-cell>
        </table:table-row>
        <table:table-row table:style-name="ro1">
          <table:table-cell office:value-type="string">
            <text:p>16:05:4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5])" office:value-type="float" office:value="6">
            <text:p>6,000</text:p>
          </table:table-cell>
          <table:table-cell/>
          <table:table-cell office:value-type="string">
            <text:p>Lat=50,47672217139368</text:p>
          </table:table-cell>
          <table:table-cell office:value-type="string">
            <text:p>Long=7,740439357629231</text:p>
          </table:table-cell>
        </table:table-row>
        <table:table-row table:style-name="ro1">
          <table:table-cell office:value-type="string">
            <text:p>16:05:49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56])" office:value-type="float" office:value="8">
            <text:p>8,000</text:p>
          </table:table-cell>
          <table:table-cell/>
          <table:table-cell office:value-type="string">
            <text:p>Lat=50,47670724287223</text:p>
          </table:table-cell>
          <table:table-cell office:value-type="string">
            <text:p>Long=7,740430255582327</text:p>
          </table:table-cell>
        </table:table-row>
        <table:table-row table:style-name="ro1">
          <table:table-cell office:value-type="string">
            <text:p>16:05:50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57])" office:value-type="float" office:value="8">
            <text:p>8,000</text:p>
          </table:table-cell>
          <table:table-cell/>
          <table:table-cell office:value-type="string">
            <text:p>Lat=50,47669542117912</text:p>
          </table:table-cell>
          <table:table-cell office:value-type="string">
            <text:p>Long=7,740415832635954</text:p>
          </table:table-cell>
        </table:table-row>
        <table:table-row table:style-name="ro1">
          <table:table-cell office:value-type="string">
            <text:p>16:05:5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8])" office:value-type="float" office:value="6">
            <text:p>6,000</text:p>
          </table:table-cell>
          <table:table-cell/>
          <table:table-cell office:value-type="string">
            <text:p>Lat=50,47668242704895</text:p>
          </table:table-cell>
          <table:table-cell office:value-type="string">
            <text:p>Long=7,740398917641476</text:p>
          </table:table-cell>
        </table:table-row>
        <table:table-row table:style-name="ro1">
          <table:table-cell office:value-type="string">
            <text:p>16:05:5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9])" office:value-type="float" office:value="6">
            <text:p>6,000</text:p>
          </table:table-cell>
          <table:table-cell/>
          <table:table-cell office:value-type="string">
            <text:p>Lat=50,47667137146417</text:p>
          </table:table-cell>
          <table:table-cell office:value-type="string">
            <text:p>Long=7,74038359755281</text:p>
          </table:table-cell>
        </table:table-row>
        <table:table-row table:style-name="ro1">
          <table:table-cell office:value-type="string">
            <text:p>16:05:5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0])" office:value-type="float" office:value="6">
            <text:p>6,000</text:p>
          </table:table-cell>
          <table:table-cell/>
          <table:table-cell office:value-type="string">
            <text:p>Lat=50,47665563668644</text:p>
          </table:table-cell>
          <table:table-cell office:value-type="string">
            <text:p>Long=7,740365650249235</text:p>
          </table:table-cell>
        </table:table-row>
        <table:table-row table:style-name="ro1">
          <table:table-cell office:value-type="string">
            <text:p>16:05:5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1])" office:value-type="float" office:value="6">
            <text:p>6,000</text:p>
          </table:table-cell>
          <table:table-cell/>
          <table:table-cell office:value-type="string">
            <text:p>Lat=50,476639757247874</text:p>
          </table:table-cell>
          <table:table-cell office:value-type="string">
            <text:p>Long=7,74034642948542</text:p>
          </table:table-cell>
        </table:table-row>
        <table:table-row table:style-name="ro1">
          <table:table-cell office:value-type="string">
            <text:p>16:05:5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2])" office:value-type="float" office:value="6">
            <text:p>6,000</text:p>
          </table:table-cell>
          <table:table-cell/>
          <table:table-cell office:value-type="string">
            <text:p>Lat=50,476625523617074</text:p>
          </table:table-cell>
          <table:table-cell office:value-type="string">
            <text:p>Long=7,740328137447368</text:p>
          </table:table-cell>
        </table:table-row>
        <table:table-row table:style-name="ro1">
          <table:table-cell office:value-type="string">
            <text:p>16:05:5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3])" office:value-type="float" office:value="6">
            <text:p>6,000</text:p>
          </table:table-cell>
          <table:table-cell/>
          <table:table-cell office:value-type="string">
            <text:p>Lat=50,476615174179884</text:p>
          </table:table-cell>
          <table:table-cell office:value-type="string">
            <text:p>Long=7,740314619651362</text:p>
          </table:table-cell>
        </table:table-row>
        <table:table-row table:style-name="ro1">
          <table:table-cell office:value-type="string">
            <text:p>16:05:5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4])" office:value-type="float" office:value="6">
            <text:p>6,000</text:p>
          </table:table-cell>
          <table:table-cell/>
          <table:table-cell office:value-type="string">
            <text:p>Lat=50,476605079111366</text:p>
          </table:table-cell>
          <table:table-cell office:value-type="string">
            <text:p>Long=7,740303078795456</text:p>
          </table:table-cell>
        </table:table-row>
        <table:table-row table:style-name="ro1">
          <table:table-cell office:value-type="string">
            <text:p>16:05:5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5])" office:value-type="float" office:value="6">
            <text:p>6,000</text:p>
          </table:table-cell>
          <table:table-cell/>
          <table:table-cell office:value-type="string">
            <text:p>Lat=50,47659422542949</text:p>
          </table:table-cell>
          <table:table-cell office:value-type="string">
            <text:p>Long=7,740292685796147</text:p>
          </table:table-cell>
        </table:table-row>
        <table:table-row table:style-name="ro1">
          <table:table-cell office:value-type="string">
            <text:p>16:05:5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6])" office:value-type="float" office:value="6">
            <text:p>6,000</text:p>
          </table:table-cell>
          <table:table-cell/>
          <table:table-cell office:value-type="string">
            <text:p>Lat=50,476579038709005</text:p>
          </table:table-cell>
          <table:table-cell office:value-type="string">
            <text:p>Long=7,740273699337762</text:p>
          </table:table-cell>
        </table:table-row>
        <table:table-row table:style-name="ro1">
          <table:table-cell office:value-type="string">
            <text:p>16:06:0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7])" office:value-type="float" office:value="4">
            <text:p>4,000</text:p>
          </table:table-cell>
          <table:table-cell/>
          <table:table-cell office:value-type="string">
            <text:p>Lat=50,47656428084819</text:p>
          </table:table-cell>
          <table:table-cell office:value-type="string">
            <text:p>Long=7,740251391143193</text:p>
          </table:table-cell>
        </table:table-row>
        <table:table-row table:style-name="ro1">
          <table:table-cell office:value-type="string">
            <text:p>16:06:0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8])" office:value-type="float" office:value="4">
            <text:p>4,000</text:p>
          </table:table-cell>
          <table:table-cell/>
          <table:table-cell office:value-type="string">
            <text:p>Lat=50,47655748105893</text:p>
          </table:table-cell>
          <table:table-cell office:value-type="string">
            <text:p>Long=7,740238742657367</text:p>
          </table:table-cell>
        </table:table-row>
        <table:table-row table:style-name="ro1">
          <table:table-cell office:value-type="string">
            <text:p>16:06:0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9])" office:value-type="float" office:value="4">
            <text:p>4,000</text:p>
          </table:table-cell>
          <table:table-cell/>
          <table:table-cell office:value-type="string">
            <text:p>Lat=50,47655150972003</text:p>
          </table:table-cell>
          <table:table-cell office:value-type="string">
            <text:p>Long=7,740230462576366</text:p>
          </table:table-cell>
        </table:table-row>
        <table:table-row table:style-name="ro1">
          <table:table-cell office:value-type="string">
            <text:p>16:06:0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0])" office:value-type="float" office:value="4">
            <text:p>4,000</text:p>
          </table:table-cell>
          <table:table-cell/>
          <table:table-cell office:value-type="string">
            <text:p>Lat=50,476543386978115</text:p>
          </table:table-cell>
          <table:table-cell office:value-type="string">
            <text:p>Long=7,740220059334435</text:p>
          </table:table-cell>
        </table:table-row>
        <table:table-row table:style-name="ro1">
          <table:table-cell office:value-type="string">
            <text:p>16:06:0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1])" office:value-type="float" office:value="4">
            <text:p>4,000</text:p>
          </table:table-cell>
          <table:table-cell/>
          <table:table-cell office:value-type="string">
            <text:p>Lat=50,47653385751436</text:p>
          </table:table-cell>
          <table:table-cell office:value-type="string">
            <text:p>Long=7,740207176982543</text:p>
          </table:table-cell>
        </table:table-row>
        <table:table-row table:style-name="ro1">
          <table:table-cell office:value-type="string">
            <text:p>16:06:0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2])" office:value-type="float" office:value="4">
            <text:p>4,000</text:p>
          </table:table-cell>
          <table:table-cell/>
          <table:table-cell office:value-type="string">
            <text:p>Lat=50,476525313105064</text:p>
          </table:table-cell>
          <table:table-cell office:value-type="string">
            <text:p>Long=7,740194716879517</text:p>
          </table:table-cell>
        </table:table-row>
        <table:table-row table:style-name="ro1">
          <table:table-cell office:value-type="string">
            <text:p>16:06:0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3])" office:value-type="float" office:value="4">
            <text:p>4,000</text:p>
          </table:table-cell>
          <table:table-cell/>
          <table:table-cell office:value-type="string">
            <text:p>Lat=50,47651464759554</text:p>
          </table:table-cell>
          <table:table-cell office:value-type="string">
            <text:p>Long=7,74017635938077</text:p>
          </table:table-cell>
        </table:table-row>
        <table:table-row table:style-name="ro1">
          <table:table-cell office:value-type="string">
            <text:p>16:06:0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4])" office:value-type="float" office:value="4">
            <text:p>4,000</text:p>
          </table:table-cell>
          <table:table-cell/>
          <table:table-cell office:value-type="string">
            <text:p>Lat=50,47650325732258</text:p>
          </table:table-cell>
          <table:table-cell office:value-type="string">
            <text:p>Long=7,740156548109081</text:p>
          </table:table-cell>
        </table:table-row>
        <table:table-row table:style-name="ro1">
          <table:table-cell office:value-type="string">
            <text:p>16:06:0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5])" office:value-type="float" office:value="4">
            <text:p>4,000</text:p>
          </table:table-cell>
          <table:table-cell/>
          <table:table-cell office:value-type="string">
            <text:p>Lat=50,476497064673936</text:p>
          </table:table-cell>
          <table:table-cell office:value-type="string">
            <text:p>Long=7,740145843593103</text:p>
          </table:table-cell>
        </table:table-row>
        <table:table-row table:style-name="ro1">
          <table:table-cell office:value-type="string">
            <text:p>16:06:0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6])" office:value-type="float" office:value="4">
            <text:p>4,000</text:p>
          </table:table-cell>
          <table:table-cell/>
          <table:table-cell office:value-type="string">
            <text:p>Lat=50,47648668453573</text:p>
          </table:table-cell>
          <table:table-cell office:value-type="string">
            <text:p>Long=7,7401304923517715</text:p>
          </table:table-cell>
        </table:table-row>
        <table:table-row table:style-name="ro1">
          <table:table-cell office:value-type="string">
            <text:p>16:06:1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7])" office:value-type="float" office:value="4">
            <text:p>4,000</text:p>
          </table:table-cell>
          <table:table-cell/>
          <table:table-cell office:value-type="string">
            <text:p>Lat=50,47647709753225</text:p>
          </table:table-cell>
          <table:table-cell office:value-type="string">
            <text:p>Long=7,740116884039806</text:p>
          </table:table-cell>
        </table:table-row>
        <table:table-row table:style-name="ro1">
          <table:table-cell office:value-type="string">
            <text:p>16:06:1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8])" office:value-type="float" office:value="4">
            <text:p>4,000</text:p>
          </table:table-cell>
          <table:table-cell/>
          <table:table-cell office:value-type="string">
            <text:p>Lat=50,47646590746242</text:p>
          </table:table-cell>
          <table:table-cell office:value-type="string">
            <text:p>Long=7,74010082837684</text:p>
          </table:table-cell>
        </table:table-row>
        <table:table-row table:style-name="ro1">
          <table:table-cell office:value-type="string">
            <text:p>16:06:1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9])" office:value-type="float" office:value="6">
            <text:p>6,000</text:p>
          </table:table-cell>
          <table:table-cell/>
          <table:table-cell office:value-type="string">
            <text:p>Lat=50,47645347291823</text:p>
          </table:table-cell>
          <table:table-cell office:value-type="string">
            <text:p>Long=7,740084205808935</text:p>
          </table:table-cell>
        </table:table-row>
        <table:table-row table:style-name="ro1">
          <table:table-cell office:value-type="string">
            <text:p>16:06:1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0])" office:value-type="float" office:value="6">
            <text:p>6,000</text:p>
          </table:table-cell>
          <table:table-cell/>
          <table:table-cell office:value-type="string">
            <text:p>Lat=50,47644269065525</text:p>
          </table:table-cell>
          <table:table-cell office:value-type="string">
            <text:p>Long=7,740068943068718</text:p>
          </table:table-cell>
        </table:table-row>
        <table:table-row table:style-name="ro1">
          <table:table-cell office:value-type="string">
            <text:p>16:06:1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1])" office:value-type="float" office:value="6">
            <text:p>6,000</text:p>
          </table:table-cell>
          <table:table-cell/>
          <table:table-cell office:value-type="string">
            <text:p>Lat=50,476431118153215</text:p>
          </table:table-cell>
          <table:table-cell office:value-type="string">
            <text:p>Long=7,740053130803933</text:p>
          </table:table-cell>
        </table:table-row>
        <table:table-row table:style-name="ro1">
          <table:table-cell office:value-type="string">
            <text:p>16:06:1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2])" office:value-type="float" office:value="6">
            <text:p>6,000</text:p>
          </table:table-cell>
          <table:table-cell/>
          <table:table-cell office:value-type="string">
            <text:p>Lat=50,47641709199121</text:p>
          </table:table-cell>
          <table:table-cell office:value-type="string">
            <text:p>Long=7,740033091842826</text:p>
          </table:table-cell>
        </table:table-row>
        <table:table-row table:style-name="ro1">
          <table:table-cell office:value-type="string">
            <text:p>16:06:1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3])" office:value-type="float" office:value="4">
            <text:p>4,000</text:p>
          </table:table-cell>
          <table:table-cell/>
          <table:table-cell office:value-type="string">
            <text:p>Lat=50,476404999637325</text:p>
          </table:table-cell>
          <table:table-cell office:value-type="string">
            <text:p>Long=7,740014621369134</text:p>
          </table:table-cell>
        </table:table-row>
        <table:table-row table:style-name="ro1">
          <table:table-cell office:value-type="string">
            <text:p>16:06:1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4])" office:value-type="float" office:value="4">
            <text:p>4,000</text:p>
          </table:table-cell>
          <table:table-cell/>
          <table:table-cell office:value-type="string">
            <text:p>Lat=50,47639430981851</text:p>
          </table:table-cell>
          <table:table-cell office:value-type="string">
            <text:p>Long=7,739999559852224</text:p>
          </table:table-cell>
        </table:table-row>
        <table:table-row table:style-name="ro1">
          <table:table-cell office:value-type="string">
            <text:p>16:06:1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5])" office:value-type="float" office:value="4">
            <text:p>4,000</text:p>
          </table:table-cell>
          <table:table-cell/>
          <table:table-cell office:value-type="string">
            <text:p>Lat=50,476385711183035</text:p>
          </table:table-cell>
          <table:table-cell office:value-type="string">
            <text:p>Long=7,739986159744608</text:p>
          </table:table-cell>
        </table:table-row>
        <table:table-row table:style-name="ro1">
          <table:table-cell office:value-type="string">
            <text:p>16:06:1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6])" office:value-type="float" office:value="4">
            <text:p>4,000</text:p>
          </table:table-cell>
          <table:table-cell/>
          <table:table-cell office:value-type="string">
            <text:p>Lat=50,4763764244104</text:p>
          </table:table-cell>
          <table:table-cell office:value-type="string">
            <text:p>Long=7,739971207699148</text:p>
          </table:table-cell>
        </table:table-row>
        <table:table-row table:style-name="ro1">
          <table:table-cell office:value-type="string">
            <text:p>16:06:2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7])" office:value-type="float" office:value="4">
            <text:p>4,000</text:p>
          </table:table-cell>
          <table:table-cell/>
          <table:table-cell office:value-type="string">
            <text:p>Lat=50,47636750808808</text:p>
          </table:table-cell>
          <table:table-cell office:value-type="string">
            <text:p>Long=7,739957513430794</text:p>
          </table:table-cell>
        </table:table-row>
        <table:table-row table:style-name="ro1">
          <table:table-cell office:value-type="string">
            <text:p>16:06:2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8])" office:value-type="float" office:value="4">
            <text:p>4,000</text:p>
          </table:table-cell>
          <table:table-cell/>
          <table:table-cell office:value-type="string">
            <text:p>Lat=50,476357209205275</text:p>
          </table:table-cell>
          <table:table-cell office:value-type="string">
            <text:p>Long=7,739944193833929</text:p>
          </table:table-cell>
        </table:table-row>
        <table:table-row table:style-name="ro1">
          <table:table-cell office:value-type="string">
            <text:p>16:06:2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9])" office:value-type="float" office:value="6">
            <text:p>6,000</text:p>
          </table:table-cell>
          <table:table-cell/>
          <table:table-cell office:value-type="string">
            <text:p>Lat=50,476345427538774</text:p>
          </table:table-cell>
          <table:table-cell office:value-type="string">
            <text:p>Long=7,7399281476334</text:p>
          </table:table-cell>
        </table:table-row>
        <table:table-row table:style-name="ro1">
          <table:table-cell office:value-type="string">
            <text:p>16:06:2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0])" office:value-type="float" office:value="6">
            <text:p>6,000</text:p>
          </table:table-cell>
          <table:table-cell/>
          <table:table-cell office:value-type="string">
            <text:p>Lat=50,4763346032716</text:p>
          </table:table-cell>
          <table:table-cell office:value-type="string">
            <text:p>Long=7,739911601717038</text:p>
          </table:table-cell>
        </table:table-row>
        <table:table-row table:style-name="ro1">
          <table:table-cell office:value-type="string">
            <text:p>16:06:24</text:p>
          </table:table-cell>
          <table:table-cell/>
          <table:table-cell office:value-type="string">
            <text:p>accu:</text:p>
          </table:table-cell>
          <table:table-cell office:value-type="string">
            <text:p>12,0</text:p>
          </table:table-cell>
          <table:table-cell table:formula="of:=VALUE([.D91])" office:value-type="float" office:value="12">
            <text:p>12,000</text:p>
          </table:table-cell>
          <table:table-cell/>
          <table:table-cell office:value-type="string">
            <text:p>Lat=50,476324738868826</text:p>
          </table:table-cell>
          <table:table-cell office:value-type="string">
            <text:p>Long=7,739897493975103</text:p>
          </table:table-cell>
        </table:table-row>
        <table:table-row table:style-name="ro1">
          <table:table-cell office:value-type="string">
            <text:p>16:06:2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2])" office:value-type="float" office:value="4">
            <text:p>4,000</text:p>
          </table:table-cell>
          <table:table-cell/>
          <table:table-cell office:value-type="string">
            <text:p>Lat=50,47631279197919</text:p>
          </table:table-cell>
          <table:table-cell office:value-type="string">
            <text:p>Long=7,739877853539484</text:p>
          </table:table-cell>
        </table:table-row>
        <table:table-row table:style-name="ro1">
          <table:table-cell office:value-type="string">
            <text:p>16:06:2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3])" office:value-type="float" office:value="4">
            <text:p>4,000</text:p>
          </table:table-cell>
          <table:table-cell/>
          <table:table-cell office:value-type="string">
            <text:p>Lat=50,47630275582477</text:p>
          </table:table-cell>
          <table:table-cell office:value-type="string">
            <text:p>Long=7,739862073409064</text:p>
          </table:table-cell>
        </table:table-row>
        <table:table-row table:style-name="ro1">
          <table:table-cell office:value-type="string">
            <text:p>16:06:2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4])" office:value-type="float" office:value="4">
            <text:p>4,000</text:p>
          </table:table-cell>
          <table:table-cell/>
          <table:table-cell office:value-type="string">
            <text:p>Lat=50,47629512159248</text:p>
          </table:table-cell>
          <table:table-cell office:value-type="string">
            <text:p>Long=7,739849789308773</text:p>
          </table:table-cell>
        </table:table-row>
        <table:table-row table:style-name="ro1">
          <table:table-cell office:value-type="string">
            <text:p>16:06:2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5])" office:value-type="float" office:value="4">
            <text:p>4,000</text:p>
          </table:table-cell>
          <table:table-cell/>
          <table:table-cell office:value-type="string">
            <text:p>Lat=50,47628519562982</text:p>
          </table:table-cell>
          <table:table-cell office:value-type="string">
            <text:p>Long=7,7398343778503635</text:p>
          </table:table-cell>
        </table:table-row>
        <table:table-row table:style-name="ro1">
          <table:table-cell office:value-type="string">
            <text:p>16:06:2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6])" office:value-type="float" office:value="4">
            <text:p>4,000</text:p>
          </table:table-cell>
          <table:table-cell/>
          <table:table-cell office:value-type="string">
            <text:p>Lat=50,476275207369426</text:p>
          </table:table-cell>
          <table:table-cell office:value-type="string">
            <text:p>Long=7,7398168246567405</text:p>
          </table:table-cell>
        </table:table-row>
        <table:table-row table:style-name="ro1">
          <table:table-cell office:value-type="string">
            <text:p>16:06:3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7])" office:value-type="float" office:value="4">
            <text:p>4,000</text:p>
          </table:table-cell>
          <table:table-cell/>
          <table:table-cell office:value-type="string">
            <text:p>Lat=50,47626282155628</text:p>
          </table:table-cell>
          <table:table-cell office:value-type="string">
            <text:p>Long=7,739795808728597</text:p>
          </table:table-cell>
        </table:table-row>
        <table:table-row table:style-name="ro1">
          <table:table-cell office:value-type="string">
            <text:p>16:06:3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8])" office:value-type="float" office:value="4">
            <text:p>4,000</text:p>
          </table:table-cell>
          <table:table-cell/>
          <table:table-cell office:value-type="string">
            <text:p>Lat=50,4762532896627</text:p>
          </table:table-cell>
          <table:table-cell office:value-type="string">
            <text:p>Long=7,739779938118278</text:p>
          </table:table-cell>
        </table:table-row>
        <table:table-row table:style-name="ro1">
          <table:table-cell office:value-type="string">
            <text:p>16:06:3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9])" office:value-type="float" office:value="4">
            <text:p>4,000</text:p>
          </table:table-cell>
          <table:table-cell/>
          <table:table-cell office:value-type="string">
            <text:p>Lat=50,47624146728667</text:p>
          </table:table-cell>
          <table:table-cell office:value-type="string">
            <text:p>Long=7,739761466249715</text:p>
          </table:table-cell>
        </table:table-row>
        <table:table-row table:style-name="ro1">
          <table:table-cell office:value-type="string">
            <text:p>16:06:3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0])" office:value-type="float" office:value="4">
            <text:p>4,000</text:p>
          </table:table-cell>
          <table:table-cell/>
          <table:table-cell office:value-type="string">
            <text:p>Lat=50,47623000532355</text:p>
          </table:table-cell>
          <table:table-cell office:value-type="string">
            <text:p>Long=7,739743776057512</text:p>
          </table:table-cell>
        </table:table-row>
        <table:table-row table:style-name="ro1">
          <table:table-cell office:value-type="string">
            <text:p>16:06:3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1])" office:value-type="float" office:value="4">
            <text:p>4,000</text:p>
          </table:table-cell>
          <table:table-cell/>
          <table:table-cell office:value-type="string">
            <text:p>Lat=50,47621997236764</text:p>
          </table:table-cell>
          <table:table-cell office:value-type="string">
            <text:p>Long=7,7397287296524295</text:p>
          </table:table-cell>
        </table:table-row>
        <table:table-row table:style-name="ro1">
          <table:table-cell office:value-type="string">
            <text:p>16:06:3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2])" office:value-type="float" office:value="4">
            <text:p>4,000</text:p>
          </table:table-cell>
          <table:table-cell/>
          <table:table-cell office:value-type="string">
            <text:p>Lat=50,47621193032393</text:p>
          </table:table-cell>
          <table:table-cell office:value-type="string">
            <text:p>Long=7,739716286676016</text:p>
          </table:table-cell>
        </table:table-row>
        <table:table-row table:style-name="ro1">
          <table:table-cell office:value-type="string">
            <text:p>16:06:3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3])" office:value-type="float" office:value="4">
            <text:p>4,000</text:p>
          </table:table-cell>
          <table:table-cell/>
          <table:table-cell office:value-type="string">
            <text:p>Lat=50,476203851931956</text:p>
          </table:table-cell>
          <table:table-cell office:value-type="string">
            <text:p>Long=7,739704670940746</text:p>
          </table:table-cell>
        </table:table-row>
        <table:table-row table:style-name="ro1">
          <table:table-cell office:value-type="string">
            <text:p>16:06:3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4])" office:value-type="float" office:value="4">
            <text:p>4,000</text:p>
          </table:table-cell>
          <table:table-cell/>
          <table:table-cell office:value-type="string">
            <text:p>Lat=50,47619503295028</text:p>
          </table:table-cell>
          <table:table-cell office:value-type="string">
            <text:p>Long=7,739693123975129</text:p>
          </table:table-cell>
        </table:table-row>
        <table:table-row table:style-name="ro1">
          <table:table-cell office:value-type="string">
            <text:p>16:06:3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5])" office:value-type="float" office:value="4">
            <text:p>4,000</text:p>
          </table:table-cell>
          <table:table-cell/>
          <table:table-cell office:value-type="string">
            <text:p>Lat=50,47618535816908</text:p>
          </table:table-cell>
          <table:table-cell office:value-type="string">
            <text:p>Long=7,739677814509285</text:p>
          </table:table-cell>
        </table:table-row>
        <table:table-row table:style-name="ro1">
          <table:table-cell office:value-type="string">
            <text:p>16:06:3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6])" office:value-type="float" office:value="4">
            <text:p>4,000</text:p>
          </table:table-cell>
          <table:table-cell/>
          <table:table-cell office:value-type="string">
            <text:p>Lat=50,4761749288527</text:p>
          </table:table-cell>
          <table:table-cell office:value-type="string">
            <text:p>Long=7,739660548736009</text:p>
          </table:table-cell>
        </table:table-row>
        <table:table-row table:style-name="ro1">
          <table:table-cell office:value-type="string">
            <text:p>16:06:4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7])" office:value-type="float" office:value="6">
            <text:p>6,000</text:p>
          </table:table-cell>
          <table:table-cell/>
          <table:table-cell office:value-type="string">
            <text:p>Lat=50,47616432768034</text:p>
          </table:table-cell>
          <table:table-cell office:value-type="string">
            <text:p>Long=7,739649679959411</text:p>
          </table:table-cell>
        </table:table-row>
        <table:table-row table:style-name="ro1">
          <table:table-cell office:value-type="string">
            <text:p>16:06:4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8])" office:value-type="float" office:value="6">
            <text:p>6,000</text:p>
          </table:table-cell>
          <table:table-cell/>
          <table:table-cell office:value-type="string">
            <text:p>Lat=50,47615260029852</text:p>
          </table:table-cell>
          <table:table-cell office:value-type="string">
            <text:p>Long=7,739636544653612</text:p>
          </table:table-cell>
        </table:table-row>
        <table:table-row table:style-name="ro1">
          <table:table-cell office:value-type="string">
            <text:p>16:06:4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9])" office:value-type="float" office:value="6">
            <text:p>6,000</text:p>
          </table:table-cell>
          <table:table-cell/>
          <table:table-cell office:value-type="string">
            <text:p>Lat=50,476142048007695</text:p>
          </table:table-cell>
          <table:table-cell office:value-type="string">
            <text:p>Long=7,7396250781116205</text:p>
          </table:table-cell>
        </table:table-row>
        <table:table-row table:style-name="ro1">
          <table:table-cell office:value-type="string">
            <text:p>16:06:4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0])" office:value-type="float" office:value="4">
            <text:p>4,000</text:p>
          </table:table-cell>
          <table:table-cell/>
          <table:table-cell office:value-type="string">
            <text:p>Lat=50,47613348155672</text:p>
          </table:table-cell>
          <table:table-cell office:value-type="string">
            <text:p>Long=7,739614430977119</text:p>
          </table:table-cell>
        </table:table-row>
        <table:table-row table:style-name="ro1">
          <table:table-cell office:value-type="string">
            <text:p>16:06:4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1])" office:value-type="float" office:value="4">
            <text:p>4,000</text:p>
          </table:table-cell>
          <table:table-cell/>
          <table:table-cell office:value-type="string">
            <text:p>Lat=50,47612468985346</text:p>
          </table:table-cell>
          <table:table-cell office:value-type="string">
            <text:p>Long=7,739603706474263</text:p>
          </table:table-cell>
        </table:table-row>
        <table:table-row table:style-name="ro1">
          <table:table-cell office:value-type="string">
            <text:p>16:06:4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2])" office:value-type="float" office:value="4">
            <text:p>4,000</text:p>
          </table:table-cell>
          <table:table-cell/>
          <table:table-cell office:value-type="string">
            <text:p>Lat=50,47611589621623</text:p>
          </table:table-cell>
          <table:table-cell office:value-type="string">
            <text:p>Long=7,739592895448169</text:p>
          </table:table-cell>
        </table:table-row>
        <table:table-row table:style-name="ro1">
          <table:table-cell office:value-type="string">
            <text:p>16:06:4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3])" office:value-type="float" office:value="4">
            <text:p>4,000</text:p>
          </table:table-cell>
          <table:table-cell/>
          <table:table-cell office:value-type="string">
            <text:p>Lat=50,476100040508804</text:p>
          </table:table-cell>
          <table:table-cell office:value-type="string">
            <text:p>Long=7,739571305389022</text:p>
          </table:table-cell>
        </table:table-row>
        <table:table-row table:style-name="ro1">
          <table:table-cell office:value-type="string">
            <text:p>16:06:4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4])" office:value-type="float" office:value="4">
            <text:p>4,000</text:p>
          </table:table-cell>
          <table:table-cell/>
          <table:table-cell office:value-type="string">
            <text:p>Lat=50,47608695784834</text:p>
          </table:table-cell>
          <table:table-cell office:value-type="string">
            <text:p>Long=7,739553017085877</text:p>
          </table:table-cell>
        </table:table-row>
        <table:table-row table:style-name="ro1">
          <table:table-cell office:value-type="string">
            <text:p>16:06:4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5])" office:value-type="float" office:value="4">
            <text:p>4,000</text:p>
          </table:table-cell>
          <table:table-cell/>
          <table:table-cell office:value-type="string">
            <text:p>Lat=50,476076794355706</text:p>
          </table:table-cell>
          <table:table-cell office:value-type="string">
            <text:p>Long=7,7395395123453925</text:p>
          </table:table-cell>
        </table:table-row>
        <table:table-row table:style-name="ro1">
          <table:table-cell office:value-type="string">
            <text:p>16:06:4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6])" office:value-type="float" office:value="4">
            <text:p>4,000</text:p>
          </table:table-cell>
          <table:table-cell/>
          <table:table-cell office:value-type="string">
            <text:p>Lat=50,47606743578449</text:p>
          </table:table-cell>
          <table:table-cell office:value-type="string">
            <text:p>Long=7,739528252769917</text:p>
          </table:table-cell>
        </table:table-row>
        <table:table-row table:style-name="ro1">
          <table:table-cell office:value-type="string">
            <text:p>16:06:5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7])" office:value-type="float" office:value="4">
            <text:p>4,000</text:p>
          </table:table-cell>
          <table:table-cell/>
          <table:table-cell office:value-type="string">
            <text:p>Lat=50,476058981581716</text:p>
          </table:table-cell>
          <table:table-cell office:value-type="string">
            <text:p>Long=7,739516442938016</text:p>
          </table:table-cell>
        </table:table-row>
        <table:table-row table:style-name="ro1">
          <table:table-cell office:value-type="string">
            <text:p>16:06:5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18])" office:value-type="float" office:value="6">
            <text:p>6,000</text:p>
          </table:table-cell>
          <table:table-cell/>
          <table:table-cell office:value-type="string">
            <text:p>Lat=50,47604672811158</text:p>
          </table:table-cell>
          <table:table-cell office:value-type="string">
            <text:p>Long=7,739500036872647</text:p>
          </table:table-cell>
        </table:table-row>
        <table:table-row table:style-name="ro1">
          <table:table-cell office:value-type="string">
            <text:p>16:06:5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9])" office:value-type="float" office:value="4">
            <text:p>4,000</text:p>
          </table:table-cell>
          <table:table-cell/>
          <table:table-cell office:value-type="string">
            <text:p>Lat=50,4760351149454</text:p>
          </table:table-cell>
          <table:table-cell office:value-type="string">
            <text:p>Long=7,739479240250996</text:p>
          </table:table-cell>
        </table:table-row>
        <table:table-row table:style-name="ro1">
          <table:table-cell office:value-type="string">
            <text:p>16:06:5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20])" office:value-type="float" office:value="4">
            <text:p>4,000</text:p>
          </table:table-cell>
          <table:table-cell/>
          <table:table-cell office:value-type="string">
            <text:p>Lat=50,47602605449875</text:p>
          </table:table-cell>
          <table:table-cell office:value-type="string">
            <text:p>Long=7,73946179295357</text:p>
          </table:table-cell>
        </table:table-row>
        <table:table-row table:style-name="ro1">
          <table:table-cell office:value-type="string">
            <text:p>16:06:5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21])" office:value-type="float" office:value="6">
            <text:p>6,000</text:p>
          </table:table-cell>
          <table:table-cell/>
          <table:table-cell office:value-type="string">
            <text:p>Lat=50,47601814009697</text:p>
          </table:table-cell>
          <table:table-cell office:value-type="string">
            <text:p>Long=7,739445449313764</text:p>
          </table:table-cell>
        </table:table-row>
        <table:table-row table:style-name="ro1">
          <table:table-cell office:value-type="string">
            <text:p>16:06:5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22])" office:value-type="float" office:value="6">
            <text:p>6,000</text:p>
          </table:table-cell>
          <table:table-cell/>
          <table:table-cell office:value-type="string">
            <text:p>Lat=50,476007920864134</text:p>
          </table:table-cell>
          <table:table-cell office:value-type="string">
            <text:p>Long=7,739428514123575</text:p>
          </table:table-cell>
        </table:table-row>
        <table:table-row table:style-name="ro1">
          <table:table-cell office:value-type="string">
            <text:p>16:06:5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23])" office:value-type="float" office:value="4">
            <text:p>4,000</text:p>
          </table:table-cell>
          <table:table-cell/>
          <table:table-cell office:value-type="string">
            <text:p>Lat=50,475998828478176</text:p>
          </table:table-cell>
          <table:table-cell office:value-type="string">
            <text:p>Long=7,739412786955139</text:p>
          </table:table-cell>
        </table:table-row>
        <table:table-row table:style-name="ro1">
          <table:table-cell office:value-type="string">
            <text:p>16:06:5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24])" office:value-type="float" office:value="4">
            <text:p>4,000</text:p>
          </table:table-cell>
          <table:table-cell/>
          <table:table-cell office:value-type="string">
            <text:p>Lat=50,47598933304848</text:p>
          </table:table-cell>
          <table:table-cell office:value-type="string">
            <text:p>Long=7,739398248083269</text:p>
          </table:table-cell>
        </table:table-row>
        <table:table-row table:style-name="ro1">
          <table:table-cell office:value-type="string">
            <text:p>16:06:5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25])" office:value-type="float" office:value="4">
            <text:p>4,000</text:p>
          </table:table-cell>
          <table:table-cell/>
          <table:table-cell office:value-type="string">
            <text:p>Lat=50,47597888571366</text:p>
          </table:table-cell>
          <table:table-cell office:value-type="string">
            <text:p>Long=7,739382365941877</text:p>
          </table:table-cell>
        </table:table-row>
        <table:table-row table:style-name="ro1">
          <table:table-cell office:value-type="string">
            <text:p>16:06:5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26])" office:value-type="float" office:value="4">
            <text:p>4,000</text:p>
          </table:table-cell>
          <table:table-cell/>
          <table:table-cell office:value-type="string">
            <text:p>Lat=50,47596943402912</text:p>
          </table:table-cell>
          <table:table-cell office:value-type="string">
            <text:p>Long=7,739366799452799</text:p>
          </table:table-cell>
        </table:table-row>
        <table:table-row table:style-name="ro1">
          <table:table-cell office:value-type="string">
            <text:p>16:07:0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27])" office:value-type="float" office:value="6">
            <text:p>6,000</text:p>
          </table:table-cell>
          <table:table-cell/>
          <table:table-cell office:value-type="string">
            <text:p>Lat=50,47596213725177</text:p>
          </table:table-cell>
          <table:table-cell office:value-type="string">
            <text:p>Long=7,739356305182727</text:p>
          </table:table-cell>
        </table:table-row>
        <table:table-row table:style-name="ro1">
          <table:table-cell office:value-type="string">
            <text:p>16:07:0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28])" office:value-type="float" office:value="6">
            <text:p>6,000</text:p>
          </table:table-cell>
          <table:table-cell/>
          <table:table-cell office:value-type="string">
            <text:p>Lat=50,4759478803774</text:p>
          </table:table-cell>
          <table:table-cell office:value-type="string">
            <text:p>Long=7,739337047177263</text:p>
          </table:table-cell>
        </table:table-row>
        <table:table-row table:style-name="ro1">
          <table:table-cell office:value-type="string">
            <text:p>16:07:0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29])" office:value-type="float" office:value="4">
            <text:p>4,000</text:p>
          </table:table-cell>
          <table:table-cell/>
          <table:table-cell office:value-type="string">
            <text:p>Lat=50,475938058776755</text:p>
          </table:table-cell>
          <table:table-cell office:value-type="string">
            <text:p>Long=7,739323707098549</text:p>
          </table:table-cell>
        </table:table-row>
        <table:table-row table:style-name="ro1">
          <table:table-cell office:value-type="string">
            <text:p>16:07:0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30])" office:value-type="float" office:value="4">
            <text:p>4,000</text:p>
          </table:table-cell>
          <table:table-cell/>
          <table:table-cell office:value-type="string">
            <text:p>Lat=50,475930039343766</text:p>
          </table:table-cell>
          <table:table-cell office:value-type="string">
            <text:p>Long=7,739310790744426</text:p>
          </table:table-cell>
        </table:table-row>
        <table:table-row table:style-name="ro1">
          <table:table-cell office:value-type="string">
            <text:p>16:07:04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31])" office:value-type="float" office:value="8">
            <text:p>8,000</text:p>
          </table:table-cell>
          <table:table-cell/>
          <table:table-cell office:value-type="string">
            <text:p>Lat=50,475922287825185</text:p>
          </table:table-cell>
          <table:table-cell office:value-type="string">
            <text:p>Long=7,739300512934207</text:p>
          </table:table-cell>
        </table:table-row>
        <table:table-row table:style-name="ro1">
          <table:table-cell office:value-type="string">
            <text:p>16:07:0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32])" office:value-type="float" office:value="4">
            <text:p>4,000</text:p>
          </table:table-cell>
          <table:table-cell/>
          <table:table-cell office:value-type="string">
            <text:p>Lat=50,47591158854695</text:p>
          </table:table-cell>
          <table:table-cell office:value-type="string">
            <text:p>Long=7,739288344420831</text:p>
          </table:table-cell>
        </table:table-row>
        <table:table-row table:style-name="ro1">
          <table:table-cell office:value-type="string">
            <text:p>16:07:0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33])" office:value-type="float" office:value="4">
            <text:p>4,000</text:p>
          </table:table-cell>
          <table:table-cell/>
          <table:table-cell office:value-type="string">
            <text:p>Lat=50,47589994181867</text:p>
          </table:table-cell>
          <table:table-cell office:value-type="string">
            <text:p>Long=7,739273479325613</text:p>
          </table:table-cell>
        </table:table-row>
        <table:table-row table:style-name="ro1">
          <table:table-cell office:value-type="string">
            <text:p>16:07:0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34])" office:value-type="float" office:value="6">
            <text:p>6,000</text:p>
          </table:table-cell>
          <table:table-cell/>
          <table:table-cell office:value-type="string">
            <text:p>Lat=50,47589079449031</text:p>
          </table:table-cell>
          <table:table-cell office:value-type="string">
            <text:p>Long=7,739261990439379</text:p>
          </table:table-cell>
        </table:table-row>
        <table:table-row table:style-name="ro1">
          <table:table-cell office:value-type="string">
            <text:p>16:07:0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35])" office:value-type="float" office:value="6">
            <text:p>6,000</text:p>
          </table:table-cell>
          <table:table-cell/>
          <table:table-cell office:value-type="string">
            <text:p>Lat=50,4758796505289</text:p>
          </table:table-cell>
          <table:table-cell office:value-type="string">
            <text:p>Long=7,73924789704516</text:p>
          </table:table-cell>
        </table:table-row>
        <table:table-row table:style-name="ro1">
          <table:table-cell office:value-type="string">
            <text:p>16:07:0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36])" office:value-type="float" office:value="6">
            <text:p>6,000</text:p>
          </table:table-cell>
          <table:table-cell/>
          <table:table-cell office:value-type="string">
            <text:p>Lat=50,47586860730062</text:p>
          </table:table-cell>
          <table:table-cell office:value-type="string">
            <text:p>Long=7,739231916316405</text:p>
          </table:table-cell>
        </table:table-row>
        <table:table-row table:style-name="ro1">
          <table:table-cell office:value-type="string">
            <text:p>16:07:1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37])" office:value-type="float" office:value="6">
            <text:p>6,000</text:p>
          </table:table-cell>
          <table:table-cell/>
          <table:table-cell office:value-type="string">
            <text:p>Lat=50,475861386091076</text:p>
          </table:table-cell>
          <table:table-cell office:value-type="string">
            <text:p>Long=7,7392203011427805</text:p>
          </table:table-cell>
        </table:table-row>
        <table:table-row table:style-name="ro1">
          <table:table-cell office:value-type="string">
            <text:p>16:07:1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38])" office:value-type="float" office:value="6">
            <text:p>6,000</text:p>
          </table:table-cell>
          <table:table-cell/>
          <table:table-cell office:value-type="string">
            <text:p>Lat=50,475852452822146</text:p>
          </table:table-cell>
          <table:table-cell office:value-type="string">
            <text:p>Long=7,739204849198729</text:p>
          </table:table-cell>
        </table:table-row>
        <table:table-row table:style-name="ro1">
          <table:table-cell office:value-type="string">
            <text:p>16:07:1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39])" office:value-type="float" office:value="6">
            <text:p>6,000</text:p>
          </table:table-cell>
          <table:table-cell/>
          <table:table-cell office:value-type="string">
            <text:p>Lat=50,47584246057862</text:p>
          </table:table-cell>
          <table:table-cell office:value-type="string">
            <text:p>Long=7,739188075756429</text:p>
          </table:table-cell>
        </table:table-row>
        <table:table-row table:style-name="ro1">
          <table:table-cell office:value-type="string">
            <text:p>16:07:1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40])" office:value-type="float" office:value="6">
            <text:p>6,000</text:p>
          </table:table-cell>
          <table:table-cell/>
          <table:table-cell office:value-type="string">
            <text:p>Lat=50,47583044958451</text:p>
          </table:table-cell>
          <table:table-cell office:value-type="string">
            <text:p>Long=7,73917049244629</text:p>
          </table:table-cell>
        </table:table-row>
        <table:table-row table:style-name="ro1">
          <table:table-cell office:value-type="string">
            <text:p>16:07:1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41])" office:value-type="float" office:value="6">
            <text:p>6,000</text:p>
          </table:table-cell>
          <table:table-cell/>
          <table:table-cell office:value-type="string">
            <text:p>Lat=50,47582099647532</text:p>
          </table:table-cell>
          <table:table-cell office:value-type="string">
            <text:p>Long=7,73915354785596</text:p>
          </table:table-cell>
        </table:table-row>
        <table:table-row table:style-name="ro1">
          <table:table-cell office:value-type="string">
            <text:p>16:07:1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42])" office:value-type="float" office:value="4">
            <text:p>4,000</text:p>
          </table:table-cell>
          <table:table-cell/>
          <table:table-cell office:value-type="string">
            <text:p>Lat=50,47581164372707</text:p>
          </table:table-cell>
          <table:table-cell office:value-type="string">
            <text:p>Long=7,739138399250102</text:p>
          </table:table-cell>
        </table:table-row>
        <table:table-row table:style-name="ro1">
          <table:table-cell office:value-type="string">
            <text:p>16:07:16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43])" office:value-type="float" office:value="8">
            <text:p>8,000</text:p>
          </table:table-cell>
          <table:table-cell/>
          <table:table-cell office:value-type="string">
            <text:p>Lat=50,47580299053246</text:p>
          </table:table-cell>
          <table:table-cell office:value-type="string">
            <text:p>Long=7,739125241775248</text:p>
          </table:table-cell>
        </table:table-row>
        <table:table-row table:style-name="ro1">
          <table:table-cell office:value-type="string">
            <text:p>16:07:1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44])" office:value-type="float" office:value="6">
            <text:p>6,000</text:p>
          </table:table-cell>
          <table:table-cell/>
          <table:table-cell office:value-type="string">
            <text:p>Lat=50,47579367079998</text:p>
          </table:table-cell>
          <table:table-cell office:value-type="string">
            <text:p>Long=7,739111415713088</text:p>
          </table:table-cell>
        </table:table-row>
        <table:table-row table:style-name="ro1">
          <table:table-cell office:value-type="string">
            <text:p>16:07:1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45])" office:value-type="float" office:value="6">
            <text:p>6,000</text:p>
          </table:table-cell>
          <table:table-cell/>
          <table:table-cell office:value-type="string">
            <text:p>Lat=50,47578488030131</text:p>
          </table:table-cell>
          <table:table-cell office:value-type="string">
            <text:p>Long=7,739091848121572</text:p>
          </table:table-cell>
        </table:table-row>
        <table:table-row table:style-name="ro1">
          <table:table-cell office:value-type="string">
            <text:p>16:07:1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46])" office:value-type="float" office:value="6">
            <text:p>6,000</text:p>
          </table:table-cell>
          <table:table-cell/>
          <table:table-cell office:value-type="string">
            <text:p>Lat=50,4757747781555</text:p>
          </table:table-cell>
          <table:table-cell office:value-type="string">
            <text:p>Long=7,739072463227679</text:p>
          </table:table-cell>
        </table:table-row>
        <table:table-row table:style-name="ro1">
          <table:table-cell office:value-type="string">
            <text:p>16:07:2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47])" office:value-type="float" office:value="6">
            <text:p>6,000</text:p>
          </table:table-cell>
          <table:table-cell/>
          <table:table-cell office:value-type="string">
            <text:p>Lat=50,47576394117365</text:p>
          </table:table-cell>
          <table:table-cell office:value-type="string">
            <text:p>Long=7,739048142190341</text:p>
          </table:table-cell>
        </table:table-row>
        <table:table-row table:style-name="ro1">
          <table:table-cell office:value-type="string">
            <text:p>16:07:2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48])" office:value-type="float" office:value="6">
            <text:p>6,000</text:p>
          </table:table-cell>
          <table:table-cell/>
          <table:table-cell office:value-type="string">
            <text:p>Lat=50,475751775897066</text:p>
          </table:table-cell>
          <table:table-cell office:value-type="string">
            <text:p>Long=7,739030539931779</text:p>
          </table:table-cell>
        </table:table-row>
        <table:table-row table:style-name="ro1">
          <table:table-cell office:value-type="string">
            <text:p>16:07:2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49])" office:value-type="float" office:value="6">
            <text:p>6,000</text:p>
          </table:table-cell>
          <table:table-cell/>
          <table:table-cell office:value-type="string">
            <text:p>Lat=50,47573924795637</text:p>
          </table:table-cell>
          <table:table-cell office:value-type="string">
            <text:p>Long=7,7390174848976905</text:p>
          </table:table-cell>
        </table:table-row>
        <table:table-row table:style-name="ro1">
          <table:table-cell office:value-type="string">
            <text:p>16:07:2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50])" office:value-type="float" office:value="6">
            <text:p>6,000</text:p>
          </table:table-cell>
          <table:table-cell/>
          <table:table-cell office:value-type="string">
            <text:p>Lat=50,4757295886739</text:p>
          </table:table-cell>
          <table:table-cell office:value-type="string">
            <text:p>Long=7,739010560699643</text:p>
          </table:table-cell>
        </table:table-row>
        <table:table-row table:style-name="ro1">
          <table:table-cell office:value-type="string">
            <text:p>16:07:2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51])" office:value-type="float" office:value="6">
            <text:p>6,000</text:p>
          </table:table-cell>
          <table:table-cell/>
          <table:table-cell office:value-type="string">
            <text:p>Lat=50,47572373036893</text:p>
          </table:table-cell>
          <table:table-cell office:value-type="string">
            <text:p>Long=7,739003972075239</text:p>
          </table:table-cell>
        </table:table-row>
        <table:table-row table:style-name="ro1">
          <table:table-cell office:value-type="string">
            <text:p>16:07:2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52])" office:value-type="float" office:value="6">
            <text:p>6,000</text:p>
          </table:table-cell>
          <table:table-cell/>
          <table:table-cell office:value-type="string">
            <text:p>Lat=50,475716745273616</text:p>
          </table:table-cell>
          <table:table-cell office:value-type="string">
            <text:p>Long=7,7389956872464385</text:p>
          </table:table-cell>
        </table:table-row>
        <table:table-row table:style-name="ro1">
          <table:table-cell office:value-type="string">
            <text:p>16:07:2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53])" office:value-type="float" office:value="6">
            <text:p>6,000</text:p>
          </table:table-cell>
          <table:table-cell/>
          <table:table-cell office:value-type="string">
            <text:p>Lat=50,47570713663279</text:p>
          </table:table-cell>
          <table:table-cell office:value-type="string">
            <text:p>Long=7,738987216330978</text:p>
          </table:table-cell>
        </table:table-row>
        <table:table-row table:style-name="ro1">
          <table:table-cell office:value-type="string">
            <text:p>16:07:2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54])" office:value-type="float" office:value="6">
            <text:p>6,000</text:p>
          </table:table-cell>
          <table:table-cell/>
          <table:table-cell office:value-type="string">
            <text:p>Lat=50,475696878001436</text:p>
          </table:table-cell>
          <table:table-cell office:value-type="string">
            <text:p>Long=7,738977526169224</text:p>
          </table:table-cell>
        </table:table-row>
        <table:table-row table:style-name="ro1">
          <table:table-cell office:value-type="string">
            <text:p>16:07:2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55])" office:value-type="float" office:value="6">
            <text:p>6,000</text:p>
          </table:table-cell>
          <table:table-cell/>
          <table:table-cell office:value-type="string">
            <text:p>Lat=50,4756868450094</text:p>
          </table:table-cell>
          <table:table-cell office:value-type="string">
            <text:p>Long=7,738964878715617</text:p>
          </table:table-cell>
        </table:table-row>
        <table:table-row table:style-name="ro1">
          <table:table-cell office:value-type="string">
            <text:p>16:07:2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56])" office:value-type="float" office:value="4">
            <text:p>4,000</text:p>
          </table:table-cell>
          <table:table-cell/>
          <table:table-cell office:value-type="string">
            <text:p>Lat=50,475675579730634</text:p>
          </table:table-cell>
          <table:table-cell office:value-type="string">
            <text:p>Long=7,738953086669519</text:p>
          </table:table-cell>
        </table:table-row>
        <table:table-row table:style-name="ro1">
          <table:table-cell office:value-type="string">
            <text:p>16:07:3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57])" office:value-type="float" office:value="4">
            <text:p>4,000</text:p>
          </table:table-cell>
          <table:table-cell/>
          <table:table-cell office:value-type="string">
            <text:p>Lat=50,4756642953866</text:p>
          </table:table-cell>
          <table:table-cell office:value-type="string">
            <text:p>Long=7,73893587586995</text:p>
          </table:table-cell>
        </table:table-row>
        <table:table-row table:style-name="ro1">
          <table:table-cell office:value-type="string">
            <text:p>16:07:3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58])" office:value-type="float" office:value="4">
            <text:p>4,000</text:p>
          </table:table-cell>
          <table:table-cell/>
          <table:table-cell office:value-type="string">
            <text:p>Lat=50,47565020272992</text:p>
          </table:table-cell>
          <table:table-cell office:value-type="string">
            <text:p>Long=7,7389191681170235</text:p>
          </table:table-cell>
        </table:table-row>
        <table:table-row table:style-name="ro1">
          <table:table-cell office:value-type="string">
            <text:p>16:07:3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59])" office:value-type="float" office:value="4">
            <text:p>4,000</text:p>
          </table:table-cell>
          <table:table-cell/>
          <table:table-cell office:value-type="string">
            <text:p>Lat=50,47563536999928</text:p>
          </table:table-cell>
          <table:table-cell office:value-type="string">
            <text:p>Long=7,738905386046959</text:p>
          </table:table-cell>
        </table:table-row>
        <table:table-row table:style-name="ro1">
          <table:table-cell office:value-type="string">
            <text:p>16:07:3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60])" office:value-type="float" office:value="4">
            <text:p>4,000</text:p>
          </table:table-cell>
          <table:table-cell/>
          <table:table-cell office:value-type="string">
            <text:p>Lat=50,47562452608444</text:p>
          </table:table-cell>
          <table:table-cell office:value-type="string">
            <text:p>Long=7,7388876443502825</text:p>
          </table:table-cell>
        </table:table-row>
        <table:table-row table:style-name="ro1">
          <table:table-cell office:value-type="string">
            <text:p>16:07:34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61])" office:value-type="float" office:value="8">
            <text:p>8,000</text:p>
          </table:table-cell>
          <table:table-cell/>
          <table:table-cell office:value-type="string">
            <text:p>Lat=50,475611486591895</text:p>
          </table:table-cell>
          <table:table-cell office:value-type="string">
            <text:p>Long=7,738865234446062</text:p>
          </table:table-cell>
        </table:table-row>
        <table:table-row table:style-name="ro1">
          <table:table-cell office:value-type="string">
            <text:p>16:07:3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62])" office:value-type="float" office:value="4">
            <text:p>4,000</text:p>
          </table:table-cell>
          <table:table-cell/>
          <table:table-cell office:value-type="string">
            <text:p>Lat=50,47560111938134</text:p>
          </table:table-cell>
          <table:table-cell office:value-type="string">
            <text:p>Long=7,73884683899572</text:p>
          </table:table-cell>
        </table:table-row>
        <table:table-row table:style-name="ro1">
          <table:table-cell office:value-type="string">
            <text:p>16:07:3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63])" office:value-type="float" office:value="4">
            <text:p>4,000</text:p>
          </table:table-cell>
          <table:table-cell/>
          <table:table-cell office:value-type="string">
            <text:p>Lat=50,475591144558585</text:p>
          </table:table-cell>
          <table:table-cell office:value-type="string">
            <text:p>Long=7,738833985283042</text:p>
          </table:table-cell>
        </table:table-row>
        <table:table-row table:style-name="ro1">
          <table:table-cell office:value-type="string">
            <text:p>16:07:3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64])" office:value-type="float" office:value="4">
            <text:p>4,000</text:p>
          </table:table-cell>
          <table:table-cell/>
          <table:table-cell office:value-type="string">
            <text:p>Lat=50,4755815018114</text:p>
          </table:table-cell>
          <table:table-cell office:value-type="string">
            <text:p>Long=7,738819229412746</text:p>
          </table:table-cell>
        </table:table-row>
        <table:table-row table:style-name="ro1">
          <table:table-cell office:value-type="string">
            <text:p>16:07:3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65])" office:value-type="float" office:value="4">
            <text:p>4,000</text:p>
          </table:table-cell>
          <table:table-cell/>
          <table:table-cell office:value-type="string">
            <text:p>Lat=50,475574116510714</text:p>
          </table:table-cell>
          <table:table-cell office:value-type="string">
            <text:p>Long=7,73880621157332</text:p>
          </table:table-cell>
        </table:table-row>
        <table:table-row table:style-name="ro1">
          <table:table-cell office:value-type="string">
            <text:p>16:07:3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66])" office:value-type="float" office:value="6">
            <text:p>6,000</text:p>
          </table:table-cell>
          <table:table-cell/>
          <table:table-cell office:value-type="string">
            <text:p>Lat=50,47556746948164</text:p>
          </table:table-cell>
          <table:table-cell office:value-type="string">
            <text:p>Long=7,7387948792035814</text:p>
          </table:table-cell>
        </table:table-row>
        <table:table-row table:style-name="ro1">
          <table:table-cell office:value-type="string">
            <text:p>16:07:4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67])" office:value-type="float" office:value="6">
            <text:p>6,000</text:p>
          </table:table-cell>
          <table:table-cell/>
          <table:table-cell office:value-type="string">
            <text:p>Lat=50,475559789291225</text:p>
          </table:table-cell>
          <table:table-cell office:value-type="string">
            <text:p>Long=7,738783190113681</text:p>
          </table:table-cell>
        </table:table-row>
        <table:table-row table:style-name="ro1">
          <table:table-cell office:value-type="string">
            <text:p>16:07:4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68])" office:value-type="float" office:value="6">
            <text:p>6,000</text:p>
          </table:table-cell>
          <table:table-cell/>
          <table:table-cell office:value-type="string">
            <text:p>Lat=50,47555411552292</text:p>
          </table:table-cell>
          <table:table-cell office:value-type="string">
            <text:p>Long=7,738777635052779</text:p>
          </table:table-cell>
        </table:table-row>
        <table:table-row table:style-name="ro1">
          <table:table-cell office:value-type="string">
            <text:p>16:07:4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69])" office:value-type="float" office:value="6">
            <text:p>6,000</text:p>
          </table:table-cell>
          <table:table-cell/>
          <table:table-cell office:value-type="string">
            <text:p>Lat=50,475546466303754</text:p>
          </table:table-cell>
          <table:table-cell office:value-type="string">
            <text:p>Long=7,738763953088756</text:p>
          </table:table-cell>
        </table:table-row>
        <table:table-row table:style-name="ro1">
          <table:table-cell office:value-type="string">
            <text:p>16:07:4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70])" office:value-type="float" office:value="4">
            <text:p>4,000</text:p>
          </table:table-cell>
          <table:table-cell/>
          <table:table-cell office:value-type="string">
            <text:p>Lat=50,47553732036569</text:p>
          </table:table-cell>
          <table:table-cell office:value-type="string">
            <text:p>Long=7,738750418584852</text:p>
          </table:table-cell>
        </table:table-row>
        <table:table-row table:style-name="ro1">
          <table:table-cell office:value-type="string">
            <text:p>16:07:4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71])" office:value-type="float" office:value="4">
            <text:p>4,000</text:p>
          </table:table-cell>
          <table:table-cell/>
          <table:table-cell office:value-type="string">
            <text:p>Lat=50,4755290755864</text:p>
          </table:table-cell>
          <table:table-cell office:value-type="string">
            <text:p>Long=7,738737480854328</text:p>
          </table:table-cell>
        </table:table-row>
        <table:table-row table:style-name="ro1">
          <table:table-cell office:value-type="string">
            <text:p>16:07:4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72])" office:value-type="float" office:value="6">
            <text:p>6,000</text:p>
          </table:table-cell>
          <table:table-cell/>
          <table:table-cell office:value-type="string">
            <text:p>Lat=50,47552073538287</text:p>
          </table:table-cell>
          <table:table-cell office:value-type="string">
            <text:p>Long=7,738727312160073</text:p>
          </table:table-cell>
        </table:table-row>
        <table:table-row table:style-name="ro1">
          <table:table-cell office:value-type="string">
            <text:p>16:07:4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73])" office:value-type="float" office:value="6">
            <text:p>6,000</text:p>
          </table:table-cell>
          <table:table-cell/>
          <table:table-cell office:value-type="string">
            <text:p>Lat=50,47550786521205</text:p>
          </table:table-cell>
          <table:table-cell office:value-type="string">
            <text:p>Long=7,738709879359795</text:p>
          </table:table-cell>
        </table:table-row>
        <table:table-row table:style-name="ro1">
          <table:table-cell office:value-type="string">
            <text:p>16:07:4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74])" office:value-type="float" office:value="6">
            <text:p>6,000</text:p>
          </table:table-cell>
          <table:table-cell/>
          <table:table-cell office:value-type="string">
            <text:p>Lat=50,475492081418686</text:p>
          </table:table-cell>
          <table:table-cell office:value-type="string">
            <text:p>Long=7,7386887334075745</text:p>
          </table:table-cell>
        </table:table-row>
        <table:table-row table:style-name="ro1">
          <table:table-cell office:value-type="string">
            <text:p>16:07:4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75])" office:value-type="float" office:value="6">
            <text:p>6,000</text:p>
          </table:table-cell>
          <table:table-cell/>
          <table:table-cell office:value-type="string">
            <text:p>Lat=50,4754792315764</text:p>
          </table:table-cell>
          <table:table-cell office:value-type="string">
            <text:p>Long=7,738668444646051</text:p>
          </table:table-cell>
        </table:table-row>
        <table:table-row table:style-name="ro1">
          <table:table-cell office:value-type="string">
            <text:p>16:07:4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76])" office:value-type="float" office:value="4">
            <text:p>4,000</text:p>
          </table:table-cell>
          <table:table-cell/>
          <table:table-cell office:value-type="string">
            <text:p>Lat=50,47546633345095</text:p>
          </table:table-cell>
          <table:table-cell office:value-type="string">
            <text:p>Long=7,738648787655879</text:p>
          </table:table-cell>
        </table:table-row>
        <table:table-row table:style-name="ro1">
          <table:table-cell office:value-type="string">
            <text:p>16:07:5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77])" office:value-type="float" office:value="4">
            <text:p>4,000</text:p>
          </table:table-cell>
          <table:table-cell/>
          <table:table-cell office:value-type="string">
            <text:p>Lat=50,47545469436578</text:p>
          </table:table-cell>
          <table:table-cell office:value-type="string">
            <text:p>Long=7,738632659820614</text:p>
          </table:table-cell>
        </table:table-row>
        <table:table-row table:style-name="ro1">
          <table:table-cell office:value-type="string">
            <text:p>16:07:5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78])" office:value-type="float" office:value="6">
            <text:p>6,000</text:p>
          </table:table-cell>
          <table:table-cell/>
          <table:table-cell office:value-type="string">
            <text:p>Lat=50,475444074088934</text:p>
          </table:table-cell>
          <table:table-cell office:value-type="string">
            <text:p>Long=7,738617581876209</text:p>
          </table:table-cell>
        </table:table-row>
        <table:table-row table:style-name="ro1">
          <table:table-cell office:value-type="string">
            <text:p>16:07:5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79])" office:value-type="float" office:value="6">
            <text:p>6,000</text:p>
          </table:table-cell>
          <table:table-cell/>
          <table:table-cell office:value-type="string">
            <text:p>Lat=50,475436425624835</text:p>
          </table:table-cell>
          <table:table-cell office:value-type="string">
            <text:p>Long=7,738604917260899</text:p>
          </table:table-cell>
        </table:table-row>
        <table:table-row table:style-name="ro1">
          <table:table-cell office:value-type="string">
            <text:p>16:07:5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80])" office:value-type="float" office:value="6">
            <text:p>6,000</text:p>
          </table:table-cell>
          <table:table-cell/>
          <table:table-cell office:value-type="string">
            <text:p>Lat=50,475425308933374</text:p>
          </table:table-cell>
          <table:table-cell office:value-type="string">
            <text:p>Long=7,738586350507602</text:p>
          </table:table-cell>
        </table:table-row>
        <table:table-row table:style-name="ro1">
          <table:table-cell office:value-type="string">
            <text:p>16:07:5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81])" office:value-type="float" office:value="6">
            <text:p>6,000</text:p>
          </table:table-cell>
          <table:table-cell/>
          <table:table-cell office:value-type="string">
            <text:p>Lat=50,475416820644604</text:p>
          </table:table-cell>
          <table:table-cell office:value-type="string">
            <text:p>Long=7,738569270226587</text:p>
          </table:table-cell>
        </table:table-row>
        <table:table-row table:style-name="ro1">
          <table:table-cell office:value-type="string">
            <text:p>16:07:5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82])" office:value-type="float" office:value="4">
            <text:p>4,000</text:p>
          </table:table-cell>
          <table:table-cell/>
          <table:table-cell office:value-type="string">
            <text:p>Lat=50,475409990727655</text:p>
          </table:table-cell>
          <table:table-cell office:value-type="string">
            <text:p>Long=7,73855472205655</text:p>
          </table:table-cell>
        </table:table-row>
        <table:table-row table:style-name="ro1">
          <table:table-cell office:value-type="string">
            <text:p>16:07:5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83])" office:value-type="float" office:value="4">
            <text:p>4,000</text:p>
          </table:table-cell>
          <table:table-cell/>
          <table:table-cell office:value-type="string">
            <text:p>Lat=50,4754004655731</text:p>
          </table:table-cell>
          <table:table-cell office:value-type="string">
            <text:p>Long=7,738535741564889</text:p>
          </table:table-cell>
        </table:table-row>
        <table:table-row table:style-name="ro1">
          <table:table-cell office:value-type="string">
            <text:p>16:07:5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84])" office:value-type="float" office:value="4">
            <text:p>4,000</text:p>
          </table:table-cell>
          <table:table-cell/>
          <table:table-cell office:value-type="string">
            <text:p>Lat=50,4753893211912</text:p>
          </table:table-cell>
          <table:table-cell office:value-type="string">
            <text:p>Long=7,738518085667164</text:p>
          </table:table-cell>
        </table:table-row>
        <table:table-row table:style-name="ro1">
          <table:table-cell office:value-type="string">
            <text:p>16:07:5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85])" office:value-type="float" office:value="6">
            <text:p>6,000</text:p>
          </table:table-cell>
          <table:table-cell/>
          <table:table-cell office:value-type="string">
            <text:p>Lat=50,47538192528349</text:p>
          </table:table-cell>
          <table:table-cell office:value-type="string">
            <text:p>Long=7,7385065821774806</text:p>
          </table:table-cell>
        </table:table-row>
        <table:table-row table:style-name="ro1">
          <table:table-cell office:value-type="string">
            <text:p>16:07:5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86])" office:value-type="float" office:value="4">
            <text:p>4,000</text:p>
          </table:table-cell>
          <table:table-cell/>
          <table:table-cell office:value-type="string">
            <text:p>Lat=50,475370779038975</text:p>
          </table:table-cell>
          <table:table-cell office:value-type="string">
            <text:p>Long=7,738492007566144</text:p>
          </table:table-cell>
        </table:table-row>
        <table:table-row table:style-name="ro1">
          <table:table-cell office:value-type="string">
            <text:p>16:08:0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87])" office:value-type="float" office:value="4">
            <text:p>4,000</text:p>
          </table:table-cell>
          <table:table-cell/>
          <table:table-cell office:value-type="string">
            <text:p>Lat=50,475360647966</text:p>
          </table:table-cell>
          <table:table-cell office:value-type="string">
            <text:p>Long=7,738479748297859</text:p>
          </table:table-cell>
        </table:table-row>
        <table:table-row table:style-name="ro1">
          <table:table-cell office:value-type="string">
            <text:p>16:08:0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88])" office:value-type="float" office:value="4">
            <text:p>4,000</text:p>
          </table:table-cell>
          <table:table-cell/>
          <table:table-cell office:value-type="string">
            <text:p>Lat=50,47535104545791</text:p>
          </table:table-cell>
          <table:table-cell office:value-type="string">
            <text:p>Long=7,738468564594027</text:p>
          </table:table-cell>
        </table:table-row>
        <table:table-row table:style-name="ro1">
          <table:table-cell office:value-type="string">
            <text:p>16:08:0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89])" office:value-type="float" office:value="4">
            <text:p>4,000</text:p>
          </table:table-cell>
          <table:table-cell/>
          <table:table-cell office:value-type="string">
            <text:p>Lat=50,47533968185922</text:p>
          </table:table-cell>
          <table:table-cell office:value-type="string">
            <text:p>Long=7,738453265472662</text:p>
          </table:table-cell>
        </table:table-row>
        <table:table-row table:style-name="ro1">
          <table:table-cell office:value-type="string">
            <text:p>16:08:0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90])" office:value-type="float" office:value="4">
            <text:p>4,000</text:p>
          </table:table-cell>
          <table:table-cell/>
          <table:table-cell office:value-type="string">
            <text:p>Lat=50,47532933820922</text:p>
          </table:table-cell>
          <table:table-cell office:value-type="string">
            <text:p>Long=7,738439538675897</text:p>
          </table:table-cell>
        </table:table-row>
        <table:table-row table:style-name="ro1">
          <table:table-cell office:value-type="string">
            <text:p>16:08:0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91])" office:value-type="float" office:value="4">
            <text:p>4,000</text:p>
          </table:table-cell>
          <table:table-cell/>
          <table:table-cell office:value-type="string">
            <text:p>Lat=50,475317761513566</text:p>
          </table:table-cell>
          <table:table-cell office:value-type="string">
            <text:p>Long=7,738423627136552</text:p>
          </table:table-cell>
        </table:table-row>
        <table:table-row table:style-name="ro1">
          <table:table-cell office:value-type="string">
            <text:p>16:08:0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92])" office:value-type="float" office:value="4">
            <text:p>4,000</text:p>
          </table:table-cell>
          <table:table-cell/>
          <table:table-cell office:value-type="string">
            <text:p>Lat=50,47530799887932</text:p>
          </table:table-cell>
          <table:table-cell office:value-type="string">
            <text:p>Long=7,738411982389568</text:p>
          </table:table-cell>
        </table:table-row>
        <table:table-row table:style-name="ro1">
          <table:table-cell office:value-type="string">
            <text:p>16:08:0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93])" office:value-type="float" office:value="4">
            <text:p>4,000</text:p>
          </table:table-cell>
          <table:table-cell/>
          <table:table-cell office:value-type="string">
            <text:p>Lat=50,47529702050916</text:p>
          </table:table-cell>
          <table:table-cell office:value-type="string">
            <text:p>Long=7,738399302221417</text:p>
          </table:table-cell>
        </table:table-row>
        <table:table-row table:style-name="ro1">
          <table:table-cell office:value-type="string">
            <text:p>16:08:0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94])" office:value-type="float" office:value="4">
            <text:p>4,000</text:p>
          </table:table-cell>
          <table:table-cell/>
          <table:table-cell office:value-type="string">
            <text:p>Lat=50,47528621331382</text:p>
          </table:table-cell>
          <table:table-cell office:value-type="string">
            <text:p>Long=7,73838563240543</text:p>
          </table:table-cell>
        </table:table-row>
        <table:table-row table:style-name="ro1">
          <table:table-cell office:value-type="string">
            <text:p>16:08:0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95])" office:value-type="float" office:value="4">
            <text:p>4,000</text:p>
          </table:table-cell>
          <table:table-cell/>
          <table:table-cell office:value-type="string">
            <text:p>Lat=50,47527462561208</text:p>
          </table:table-cell>
          <table:table-cell office:value-type="string">
            <text:p>Long=7,738369062171605</text:p>
          </table:table-cell>
        </table:table-row>
        <table:table-row table:style-name="ro1">
          <table:table-cell office:value-type="string">
            <text:p>16:08:0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96])" office:value-type="float" office:value="4">
            <text:p>4,000</text:p>
          </table:table-cell>
          <table:table-cell/>
          <table:table-cell office:value-type="string">
            <text:p>Lat=50,47526347509945</text:p>
          </table:table-cell>
          <table:table-cell office:value-type="string">
            <text:p>Long=7,7383525627797205</text:p>
          </table:table-cell>
        </table:table-row>
        <table:table-row table:style-name="ro1">
          <table:table-cell office:value-type="string">
            <text:p>16:08:1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97])" office:value-type="float" office:value="4">
            <text:p>4,000</text:p>
          </table:table-cell>
          <table:table-cell/>
          <table:table-cell office:value-type="string">
            <text:p>Lat=50,47525179628715</text:p>
          </table:table-cell>
          <table:table-cell office:value-type="string">
            <text:p>Long=7,738334183890679</text:p>
          </table:table-cell>
        </table:table-row>
        <table:table-row table:style-name="ro1">
          <table:table-cell office:value-type="string">
            <text:p>16:08:1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98])" office:value-type="float" office:value="4">
            <text:p>4,000</text:p>
          </table:table-cell>
          <table:table-cell/>
          <table:table-cell office:value-type="string">
            <text:p>Lat=50,47524102592892</text:p>
          </table:table-cell>
          <table:table-cell office:value-type="string">
            <text:p>Long=7,738319221000757</text:p>
          </table:table-cell>
        </table:table-row>
        <table:table-row table:style-name="ro1">
          <table:table-cell office:value-type="string">
            <text:p>16:08:1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99])" office:value-type="float" office:value="4">
            <text:p>4,000</text:p>
          </table:table-cell>
          <table:table-cell/>
          <table:table-cell office:value-type="string">
            <text:p>Lat=50,475234008045796</text:p>
          </table:table-cell>
          <table:table-cell office:value-type="string">
            <text:p>Long=7,738309650023601</text:p>
          </table:table-cell>
        </table:table-row>
        <table:table-row table:style-name="ro1">
          <table:table-cell office:value-type="string">
            <text:p>16:08:1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00])" office:value-type="float" office:value="4">
            <text:p>4,000</text:p>
          </table:table-cell>
          <table:table-cell/>
          <table:table-cell office:value-type="string">
            <text:p>Lat=50,475226278773086</text:p>
          </table:table-cell>
          <table:table-cell office:value-type="string">
            <text:p>Long=7,738301025624547</text:p>
          </table:table-cell>
        </table:table-row>
        <table:table-row table:style-name="ro1">
          <table:table-cell office:value-type="string">
            <text:p>16:08:1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01])" office:value-type="float" office:value="4">
            <text:p>4,000</text:p>
          </table:table-cell>
          <table:table-cell/>
          <table:table-cell office:value-type="string">
            <text:p>Lat=50,475215062711136</text:p>
          </table:table-cell>
          <table:table-cell office:value-type="string">
            <text:p>Long=7,738285313291173</text:p>
          </table:table-cell>
        </table:table-row>
        <table:table-row table:style-name="ro1">
          <table:table-cell office:value-type="string">
            <text:p>16:08:15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202])" office:value-type="float" office:value="8">
            <text:p>8,000</text:p>
          </table:table-cell>
          <table:table-cell/>
          <table:table-cell office:value-type="string">
            <text:p>Lat=50,475202991773706</text:p>
          </table:table-cell>
          <table:table-cell office:value-type="string">
            <text:p>Long=7,738266777116905</text:p>
          </table:table-cell>
        </table:table-row>
        <table:table-row table:style-name="ro1">
          <table:table-cell office:value-type="string">
            <text:p>16:08:1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03])" office:value-type="float" office:value="4">
            <text:p>4,000</text:p>
          </table:table-cell>
          <table:table-cell/>
          <table:table-cell office:value-type="string">
            <text:p>Lat=50,47519071869299</text:p>
          </table:table-cell>
          <table:table-cell office:value-type="string">
            <text:p>Long=7,738248888078989</text:p>
          </table:table-cell>
        </table:table-row>
        <table:table-row table:style-name="ro1">
          <table:table-cell office:value-type="string">
            <text:p>16:08:1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04])" office:value-type="float" office:value="4">
            <text:p>4,000</text:p>
          </table:table-cell>
          <table:table-cell/>
          <table:table-cell office:value-type="string">
            <text:p>Lat=50,475180977858436</text:p>
          </table:table-cell>
          <table:table-cell office:value-type="string">
            <text:p>Long=7,738233254288461</text:p>
          </table:table-cell>
        </table:table-row>
        <table:table-row table:style-name="ro1">
          <table:table-cell office:value-type="string">
            <text:p>16:08:1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05])" office:value-type="float" office:value="4">
            <text:p>4,000</text:p>
          </table:table-cell>
          <table:table-cell/>
          <table:table-cell office:value-type="string">
            <text:p>Lat=50,47517279054783</text:p>
          </table:table-cell>
          <table:table-cell office:value-type="string">
            <text:p>Long=7,738216520618645</text:p>
          </table:table-cell>
        </table:table-row>
        <table:table-row table:style-name="ro1">
          <table:table-cell office:value-type="string">
            <text:p>16:08:1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06])" office:value-type="float" office:value="4">
            <text:p>4,000</text:p>
          </table:table-cell>
          <table:table-cell/>
          <table:table-cell office:value-type="string">
            <text:p>Lat=50,475165817612066</text:p>
          </table:table-cell>
          <table:table-cell office:value-type="string">
            <text:p>Long=7,738199793239564</text:p>
          </table:table-cell>
        </table:table-row>
        <table:table-row table:style-name="ro1">
          <table:table-cell office:value-type="string">
            <text:p>16:08:2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07])" office:value-type="float" office:value="6">
            <text:p>6,000</text:p>
          </table:table-cell>
          <table:table-cell/>
          <table:table-cell office:value-type="string">
            <text:p>Lat=50,47515698467048</text:p>
          </table:table-cell>
          <table:table-cell office:value-type="string">
            <text:p>Long=7,738182308597551</text:p>
          </table:table-cell>
        </table:table-row>
        <table:table-row table:style-name="ro1">
          <table:table-cell office:value-type="string">
            <text:p>16:08:2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08])" office:value-type="float" office:value="6">
            <text:p>6,000</text:p>
          </table:table-cell>
          <table:table-cell/>
          <table:table-cell office:value-type="string">
            <text:p>Lat=50,47514681410249</text:p>
          </table:table-cell>
          <table:table-cell office:value-type="string">
            <text:p>Long=7,738163231476612</text:p>
          </table:table-cell>
        </table:table-row>
        <table:table-row table:style-name="ro1">
          <table:table-cell office:value-type="string">
            <text:p>16:08:2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09])" office:value-type="float" office:value="6">
            <text:p>6,000</text:p>
          </table:table-cell>
          <table:table-cell/>
          <table:table-cell office:value-type="string">
            <text:p>Lat=50,47513456491341</text:p>
          </table:table-cell>
          <table:table-cell office:value-type="string">
            <text:p>Long=7,738145989864623</text:p>
          </table:table-cell>
        </table:table-row>
        <table:table-row table:style-name="ro1">
          <table:table-cell office:value-type="string">
            <text:p>16:08:2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10])" office:value-type="float" office:value="6">
            <text:p>6,000</text:p>
          </table:table-cell>
          <table:table-cell/>
          <table:table-cell office:value-type="string">
            <text:p>Lat=50,475124131876306</text:p>
          </table:table-cell>
          <table:table-cell office:value-type="string">
            <text:p>Long=7,738131952488488</text:p>
          </table:table-cell>
        </table:table-row>
        <table:table-row table:style-name="ro1">
          <table:table-cell office:value-type="string">
            <text:p>16:08:2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11])" office:value-type="float" office:value="4">
            <text:p>4,000</text:p>
          </table:table-cell>
          <table:table-cell/>
          <table:table-cell office:value-type="string">
            <text:p>Lat=50,47511213002296</text:p>
          </table:table-cell>
          <table:table-cell office:value-type="string">
            <text:p>Long=7,738117948045021</text:p>
          </table:table-cell>
        </table:table-row>
        <table:table-row table:style-name="ro1">
          <table:table-cell office:value-type="string">
            <text:p>16:08:2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12])" office:value-type="float" office:value="4">
            <text:p>4,000</text:p>
          </table:table-cell>
          <table:table-cell/>
          <table:table-cell office:value-type="string">
            <text:p>Lat=50,475102264821096</text:p>
          </table:table-cell>
          <table:table-cell office:value-type="string">
            <text:p>Long=7,738107237692813</text:p>
          </table:table-cell>
        </table:table-row>
        <table:table-row table:style-name="ro1">
          <table:table-cell office:value-type="string">
            <text:p>16:08:2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13])" office:value-type="float" office:value="4">
            <text:p>4,000</text:p>
          </table:table-cell>
          <table:table-cell/>
          <table:table-cell office:value-type="string">
            <text:p>Lat=50,47509237120082</text:p>
          </table:table-cell>
          <table:table-cell office:value-type="string">
            <text:p>Long=7,73809994028723</text:p>
          </table:table-cell>
        </table:table-row>
        <table:table-row table:style-name="ro1">
          <table:table-cell office:value-type="string">
            <text:p>16:08:2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14])" office:value-type="float" office:value="4">
            <text:p>4,000</text:p>
          </table:table-cell>
          <table:table-cell/>
          <table:table-cell office:value-type="string">
            <text:p>Lat=50,4750821067805</text:p>
          </table:table-cell>
          <table:table-cell office:value-type="string">
            <text:p>Long=7,738092715557158</text:p>
          </table:table-cell>
        </table:table-row>
        <table:table-row table:style-name="ro1">
          <table:table-cell office:value-type="string">
            <text:p>16:08:2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15])" office:value-type="float" office:value="6">
            <text:p>6,000</text:p>
          </table:table-cell>
          <table:table-cell/>
          <table:table-cell office:value-type="string">
            <text:p>Lat=50,47507092484161</text:p>
          </table:table-cell>
          <table:table-cell office:value-type="string">
            <text:p>Long=7,738079631189828</text:p>
          </table:table-cell>
        </table:table-row>
        <table:table-row table:style-name="ro1">
          <table:table-cell office:value-type="string">
            <text:p>16:08:29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216])" office:value-type="float" office:value="8">
            <text:p>8,000</text:p>
          </table:table-cell>
          <table:table-cell/>
          <table:table-cell office:value-type="string">
            <text:p>Lat=50,47505948641317</text:p>
          </table:table-cell>
          <table:table-cell office:value-type="string">
            <text:p>Long=7,738068003353655</text:p>
          </table:table-cell>
        </table:table-row>
        <table:table-row table:style-name="ro1">
          <table:table-cell office:value-type="string">
            <text:p>16:08:3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17])" office:value-type="float" office:value="6">
            <text:p>6,000</text:p>
          </table:table-cell>
          <table:table-cell/>
          <table:table-cell office:value-type="string">
            <text:p>Lat=50,47504689393129</text:p>
          </table:table-cell>
          <table:table-cell office:value-type="string">
            <text:p>Long=7,738053441275467</text:p>
          </table:table-cell>
        </table:table-row>
        <table:table-row table:style-name="ro1">
          <table:table-cell office:value-type="string">
            <text:p>16:08:3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18])" office:value-type="float" office:value="6">
            <text:p>6,000</text:p>
          </table:table-cell>
          <table:table-cell/>
          <table:table-cell office:value-type="string">
            <text:p>Lat=50,47503797829979</text:p>
          </table:table-cell>
          <table:table-cell office:value-type="string">
            <text:p>Long=7,738044435166408</text:p>
          </table:table-cell>
        </table:table-row>
        <table:table-row table:style-name="ro1">
          <table:table-cell office:value-type="string">
            <text:p>16:08:3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19])" office:value-type="float" office:value="6">
            <text:p>6,000</text:p>
          </table:table-cell>
          <table:table-cell/>
          <table:table-cell office:value-type="string">
            <text:p>Lat=50,47502547849461</text:p>
          </table:table-cell>
          <table:table-cell office:value-type="string">
            <text:p>Long=7,738030667601078</text:p>
          </table:table-cell>
        </table:table-row>
        <table:table-row table:style-name="ro1">
          <table:table-cell office:value-type="string">
            <text:p>16:08:3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0])" office:value-type="float" office:value="6">
            <text:p>6,000</text:p>
          </table:table-cell>
          <table:table-cell/>
          <table:table-cell office:value-type="string">
            <text:p>Lat=50,47501024666548</text:p>
          </table:table-cell>
          <table:table-cell office:value-type="string">
            <text:p>Long=7,738017712078608</text:p>
          </table:table-cell>
        </table:table-row>
        <table:table-row table:style-name="ro1">
          <table:table-cell office:value-type="string">
            <text:p>16:08:3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1])" office:value-type="float" office:value="6">
            <text:p>6,000</text:p>
          </table:table-cell>
          <table:table-cell/>
          <table:table-cell office:value-type="string">
            <text:p>Lat=50,47499923694867</text:p>
          </table:table-cell>
          <table:table-cell office:value-type="string">
            <text:p>Long=7,738003521158754</text:p>
          </table:table-cell>
        </table:table-row>
        <table:table-row table:style-name="ro1">
          <table:table-cell office:value-type="string">
            <text:p>16:08:3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2])" office:value-type="float" office:value="6">
            <text:p>6,000</text:p>
          </table:table-cell>
          <table:table-cell/>
          <table:table-cell office:value-type="string">
            <text:p>Lat=50,47498775174843</text:p>
          </table:table-cell>
          <table:table-cell office:value-type="string">
            <text:p>Long=7,737988730710072</text:p>
          </table:table-cell>
        </table:table-row>
        <table:table-row table:style-name="ro1">
          <table:table-cell office:value-type="string">
            <text:p>16:08:36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223])" office:value-type="float" office:value="8">
            <text:p>8,000</text:p>
          </table:table-cell>
          <table:table-cell/>
          <table:table-cell office:value-type="string">
            <text:p>Lat=50,474976899604904</text:p>
          </table:table-cell>
          <table:table-cell office:value-type="string">
            <text:p>Long=7,737972847243046</text:p>
          </table:table-cell>
        </table:table-row>
        <table:table-row table:style-name="ro1">
          <table:table-cell office:value-type="string">
            <text:p>16:08:3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4])" office:value-type="float" office:value="6">
            <text:p>6,000</text:p>
          </table:table-cell>
          <table:table-cell/>
          <table:table-cell office:value-type="string">
            <text:p>Lat=50,47496530074293</text:p>
          </table:table-cell>
          <table:table-cell office:value-type="string">
            <text:p>Long=7,737959189680251</text:p>
          </table:table-cell>
        </table:table-row>
        <table:table-row table:style-name="ro1">
          <table:table-cell office:value-type="string">
            <text:p>16:08:3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5])" office:value-type="float" office:value="6">
            <text:p>6,000</text:p>
          </table:table-cell>
          <table:table-cell/>
          <table:table-cell office:value-type="string">
            <text:p>Lat=50,47495400413685</text:p>
          </table:table-cell>
          <table:table-cell office:value-type="string">
            <text:p>Long=7,737949188845824</text:p>
          </table:table-cell>
        </table:table-row>
        <table:table-row table:style-name="ro1">
          <table:table-cell office:value-type="string">
            <text:p>16:08:3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6])" office:value-type="float" office:value="6">
            <text:p>6,000</text:p>
          </table:table-cell>
          <table:table-cell/>
          <table:table-cell office:value-type="string">
            <text:p>Lat=50,474943309366324</text:p>
          </table:table-cell>
          <table:table-cell office:value-type="string">
            <text:p>Long=7,737938099618852</text:p>
          </table:table-cell>
        </table:table-row>
        <table:table-row table:style-name="ro1">
          <table:table-cell office:value-type="string">
            <text:p>16:08:4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7])" office:value-type="float" office:value="6">
            <text:p>6,000</text:p>
          </table:table-cell>
          <table:table-cell/>
          <table:table-cell office:value-type="string">
            <text:p>Lat=50,47493218937961</text:p>
          </table:table-cell>
          <table:table-cell office:value-type="string">
            <text:p>Long=7,737925806749207</text:p>
          </table:table-cell>
        </table:table-row>
        <table:table-row table:style-name="ro1">
          <table:table-cell office:value-type="string">
            <text:p>16:08:4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8])" office:value-type="float" office:value="6">
            <text:p>6,000</text:p>
          </table:table-cell>
          <table:table-cell/>
          <table:table-cell office:value-type="string">
            <text:p>Lat=50,47491909979718</text:p>
          </table:table-cell>
          <table:table-cell office:value-type="string">
            <text:p>Long=7,737910372414617</text:p>
          </table:table-cell>
        </table:table-row>
        <table:table-row table:style-name="ro1">
          <table:table-cell office:value-type="string">
            <text:p>16:08:4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9])" office:value-type="float" office:value="6">
            <text:p>6,000</text:p>
          </table:table-cell>
          <table:table-cell/>
          <table:table-cell office:value-type="string">
            <text:p>Lat=50,47490841318743</text:p>
          </table:table-cell>
          <table:table-cell office:value-type="string">
            <text:p>Long=7,737890272264161</text:p>
          </table:table-cell>
        </table:table-row>
        <table:table-row table:style-name="ro1">
          <table:table-cell office:value-type="string">
            <text:p>16:08:4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30])" office:value-type="float" office:value="6">
            <text:p>6,000</text:p>
          </table:table-cell>
          <table:table-cell/>
          <table:table-cell office:value-type="string">
            <text:p>Lat=50,47489974424808</text:p>
          </table:table-cell>
          <table:table-cell office:value-type="string">
            <text:p>Long=7,7378778252412665</text:p>
          </table:table-cell>
        </table:table-row>
        <table:table-row table:style-name="ro1">
          <table:table-cell office:value-type="string">
            <text:p>16:08:4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31])" office:value-type="float" office:value="4">
            <text:p>4,000</text:p>
          </table:table-cell>
          <table:table-cell/>
          <table:table-cell office:value-type="string">
            <text:p>Lat=50,47488915804818</text:p>
          </table:table-cell>
          <table:table-cell office:value-type="string">
            <text:p>Long=7,737863922456819</text:p>
          </table:table-cell>
        </table:table-row>
        <table:table-row table:style-name="ro1">
          <table:table-cell office:value-type="string">
            <text:p>16:08:4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32])" office:value-type="float" office:value="6">
            <text:p>6,000</text:p>
          </table:table-cell>
          <table:table-cell/>
          <table:table-cell office:value-type="string">
            <text:p>Lat=50,47487908635805</text:p>
          </table:table-cell>
          <table:table-cell office:value-type="string">
            <text:p>Long=7,737849061751957</text:p>
          </table:table-cell>
        </table:table-row>
        <table:table-row table:style-name="ro1">
          <table:table-cell office:value-type="string">
            <text:p>16:08:4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33])" office:value-type="float" office:value="6">
            <text:p>6,000</text:p>
          </table:table-cell>
          <table:table-cell/>
          <table:table-cell office:value-type="string">
            <text:p>Lat=50,47486927411578</text:p>
          </table:table-cell>
          <table:table-cell office:value-type="string">
            <text:p>Long=7,737833479513621</text:p>
          </table:table-cell>
        </table:table-row>
        <table:table-row table:style-name="ro1">
          <table:table-cell office:value-type="string">
            <text:p>16:08:4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34])" office:value-type="float" office:value="6">
            <text:p>6,000</text:p>
          </table:table-cell>
          <table:table-cell/>
          <table:table-cell office:value-type="string">
            <text:p>Lat=50,47485721952052</text:p>
          </table:table-cell>
          <table:table-cell office:value-type="string">
            <text:p>Long=7,737817753064509</text:p>
          </table:table-cell>
        </table:table-row>
        <table:table-row table:style-name="ro1">
          <table:table-cell office:value-type="string">
            <text:p>16:08:4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35])" office:value-type="float" office:value="6">
            <text:p>6,000</text:p>
          </table:table-cell>
          <table:table-cell/>
          <table:table-cell office:value-type="string">
            <text:p>Lat=50,474846913594575</text:p>
          </table:table-cell>
          <table:table-cell office:value-type="string">
            <text:p>Long=7,737805068893559</text:p>
          </table:table-cell>
        </table:table-row>
        <table:table-row table:style-name="ro1">
          <table:table-cell office:value-type="string">
            <text:p>16:08:4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36])" office:value-type="float" office:value="6">
            <text:p>6,000</text:p>
          </table:table-cell>
          <table:table-cell/>
          <table:table-cell office:value-type="string">
            <text:p>Lat=50,4748381880931</text:p>
          </table:table-cell>
          <table:table-cell office:value-type="string">
            <text:p>Long=7,73779498093969</text:p>
          </table:table-cell>
        </table:table-row>
        <table:table-row table:style-name="ro1">
          <table:table-cell office:value-type="string">
            <text:p>16:08:5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37])" office:value-type="float" office:value="6">
            <text:p>6,000</text:p>
          </table:table-cell>
          <table:table-cell/>
          <table:table-cell office:value-type="string">
            <text:p>Lat=50,474829236798044</text:p>
          </table:table-cell>
          <table:table-cell office:value-type="string">
            <text:p>Long=7,737784728398011</text:p>
          </table:table-cell>
        </table:table-row>
        <table:table-row table:style-name="ro1">
          <table:table-cell office:value-type="string">
            <text:p>16:08:5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38])" office:value-type="float" office:value="6">
            <text:p>6,000</text:p>
          </table:table-cell>
          <table:table-cell/>
          <table:table-cell office:value-type="string">
            <text:p>Lat=50,47482066812859</text:p>
          </table:table-cell>
          <table:table-cell office:value-type="string">
            <text:p>Long=7,73777573238396</text:p>
          </table:table-cell>
        </table:table-row>
        <table:table-row table:style-name="ro1">
          <table:table-cell office:value-type="string">
            <text:p>16:08:5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39])" office:value-type="float" office:value="6">
            <text:p>6,000</text:p>
          </table:table-cell>
          <table:table-cell/>
          <table:table-cell office:value-type="string">
            <text:p>Lat=50,47480959679632</text:p>
          </table:table-cell>
          <table:table-cell office:value-type="string">
            <text:p>Long=7,737759516203218</text:p>
          </table:table-cell>
        </table:table-row>
        <table:table-row table:style-name="ro1">
          <table:table-cell office:value-type="string">
            <text:p>16:08:5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40])" office:value-type="float" office:value="6">
            <text:p>6,000</text:p>
          </table:table-cell>
          <table:table-cell/>
          <table:table-cell office:value-type="string">
            <text:p>Lat=50,47480163985747</text:p>
          </table:table-cell>
          <table:table-cell office:value-type="string">
            <text:p>Long=7,737746542595828</text:p>
          </table:table-cell>
        </table:table-row>
        <table:table-row table:style-name="ro1">
          <table:table-cell office:value-type="string">
            <text:p>16:08:5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41])" office:value-type="float" office:value="6">
            <text:p>6,000</text:p>
          </table:table-cell>
          <table:table-cell/>
          <table:table-cell office:value-type="string">
            <text:p>Lat=50,47479274880449</text:p>
          </table:table-cell>
          <table:table-cell office:value-type="string">
            <text:p>Long=7,737733315803953</text:p>
          </table:table-cell>
        </table:table-row>
        <table:table-row table:style-name="ro1">
          <table:table-cell office:value-type="string">
            <text:p>16:08:5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42])" office:value-type="float" office:value="6">
            <text:p>6,000</text:p>
          </table:table-cell>
          <table:table-cell/>
          <table:table-cell office:value-type="string">
            <text:p>Lat=50,47478534440472</text:p>
          </table:table-cell>
          <table:table-cell office:value-type="string">
            <text:p>Long=7,737723400363397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[.A2]" office:value-type="string" office:string-value="16:04:55">
            <text:p>16:04:55</text:p>
          </table:table-cell>
          <table:table-cell office:value-type="string">
            <text:p>Beginn</text:p>
          </table:table-cell>
          <table:table-cell table:number-columns-repeated="2"/>
          <table:table-cell table:formula="of:=SUM([.E2:.E242])" office:value-type="float" office:value="1278">
            <text:p>1278,000</text:p>
          </table:table-cell>
          <table:table-cell table:number-columns-repeated="3"/>
        </table:table-row>
        <table:table-row table:style-name="ro1">
          <table:table-cell table:formula="of:=[.A242]" office:value-type="string" office:string-value="16:08:55">
            <text:p>16:08:55</text:p>
          </table:table-cell>
          <table:table-cell office:value-type="string">
            <text:p>Ende</text:p>
          </table:table-cell>
          <table:table-cell table:number-columns-repeated="2"/>
          <table:table-cell table:formula="of:=[.E244]/241" office:value-type="float" office:value="5.30290456431535">
            <text:p>5,303</text:p>
          </table:table-cell>
          <table:table-cell office:value-type="string">
            <text:p>Aritmetisches Mittel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formula="of:=[.A245]-[.A244]" office:value-type="time" office:time-value="PT00H04M00S">
            <text:p>00:04:00</text:p>
          </table:table-cell>
          <table:table-cell table:number-columns-repeated="7"/>
        </table:table-row>
        <table:table-row table:style-name="ro1">
          <table:table-cell office:value-type="float" office:value="240">
            <text:p>240</text:p>
          </table:table-cell>
          <table:table-cell table:style-name="ce1" table:formula="of:=241/[.A248]" office:value-type="float" office:value="1.00416666666667">
            <text:p>1,004</text:p>
          </table:table-cell>
          <table:table-cell office:value-type="string">
            <text:p>updates pro sekunde</text:p>
          </table:table-cell>
          <table:table-cell table:number-columns-repeated="5"/>
        </table:table-row>
        <table:table-row table:style-name="ro1" table:number-rows-repeated="104832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abelle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8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9.05.2015</text:date>, <text:time>01:10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18:22:57.95</meta:creation-date>
    <dc:date>2015-05-09T01:10:48.13</dc:date>
    <meta:editing-duration>PT20M32S</meta:editing-duration>
    <meta:editing-cycles>3</meta:editing-cycles>
    <meta:generator>OpenOffice.org/3.4.1$Win32 OpenOffice.org_project/341m1$Build-9593</meta:generator>
    <meta:document-statistic meta:table-count="4" meta:cell-count="1457" meta:object-count="0"/>
  </office:meta>
</office:document-meta>
</file>